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249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1043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26">
            <text:p>2.6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58">
            <text:p>5.8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13">
            <text:p>21.3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604">
            <text:p>260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3459">
            <text:p>345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2763">
            <text:p>1276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28">
            <text:p>2020-10-28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7 - 1.15)">
            <text:p>(0.87 - 1.1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7">
            <text:p>1.0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30.375">
            <text:p>30.37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65983606557377">
            <text:p>0.165983606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3494171593658">
            <text:p>1.6349417159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51370463935887">
            <text:p>4.5137046394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1.625">
            <text:p>51.62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51829268292683">
            <text:p>0.2518292683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2.00570168054729">
            <text:p>2.00570168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08605959275711">
            <text:p>3.086059592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8">
            <text:p>288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70.125">
            <text:p>70.12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3489583333333">
            <text:p>0.2434895833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841640896267">
            <text:p>1.96841640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071800700599">
            <text:p>3.18071800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53">
            <text:p>353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6246458923513">
            <text:p>0.1462464589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5378313865772">
            <text:p>1.5537831387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7827457067107">
            <text:p>5.078274570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93">
            <text:p>393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4681933842239">
            <text:p>0.1246819338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6685611431605">
            <text:p>1.4668561143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89911137506623">
            <text:p>5.899111375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63">
            <text:p>563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70248667850799">
            <text:p>0.0970248668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5803813030612">
            <text:p>1.3580381303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48524125434747">
            <text:p>7.485241254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38">
            <text:p>738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3.75">
            <text:p>33.7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57317073170732">
            <text:p>0.0457317073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6416009815586">
            <text:p>1.1641600982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5.5008090787071">
            <text:p>15.500809078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90.375">
            <text:p>90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57722513089005">
            <text:p>0.1577225131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60078652243634">
            <text:p>1.6007865224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4.73284274878776">
            <text:p>4.732842748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60">
            <text:p>1060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90.125">
            <text:p>90.1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50235849056604">
            <text:p>0.085023584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1175140675062">
            <text:p>1.3117514068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49427128022955">
            <text:p>8.494271280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263">
            <text:p>1263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00.5">
            <text:p>100.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95724465558195">
            <text:p>0.0795724466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9091384047709">
            <text:p>1.2909138405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05304586826027">
            <text:p>9.053045868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1035">
            <text:p>1035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99.5">
            <text:p>99.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961352657004831">
            <text:p>0.0961352657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5458772900184">
            <text:p>1.354587729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7.5513962402772">
            <text:p>7.551396240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89">
            <text:p>989</text:p>
          </table:table-cell>
          <table:table-cell office:value-type="float" office:value="34.75">
            <text:p>34.75</text:p>
          </table:table-cell>
          <table:table-cell office:value-type="float" office:value="53.125">
            <text:p>53.125</text:p>
          </table:table-cell>
          <table:table-cell office:value-type="float" office:value="79.375">
            <text:p>79.375</text:p>
          </table:table-cell>
          <table:table-cell office:value-type="float" office:value="0.224193548387097">
            <text:p>0.2241935484</text:p>
          </table:table-cell>
          <table:table-cell office:value-type="float" office:value="0.147569444444444">
            <text:p>0.1475694444</text:p>
          </table:table-cell>
          <table:table-cell office:value-type="float" office:value="0.08025783619818">
            <text:p>0.0802578362</text:p>
          </table:table-cell>
          <table:table-cell office:value-type="float" office:value="1.8831924037461">
            <text:p>1.8831924037</text:p>
          </table:table-cell>
          <table:table-cell office:value-type="float" office:value="1.55917546778549">
            <text:p>1.5591754678</text:p>
          </table:table-cell>
          <table:table-cell office:value-type="float" office:value="1.29352741442521">
            <text:p>1.2935274144</text:p>
          </table:table-cell>
          <table:table-cell office:value-type="float" office:value="3.42663289257146">
            <text:p>3.4266328926</text:p>
          </table:table-cell>
          <table:table-cell office:value-type="float" office:value="5.03571682709337">
            <text:p>5.0357168271</text:p>
          </table:table-cell>
          <table:table-cell office:value-type="float" office:value="8.97861951348024">
            <text:p>8.978619513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77">
            <text:p>1077</text:p>
          </table:table-cell>
          <table:table-cell office:value-type="float" office:value="35">
            <text:p>35</text:p>
          </table:table-cell>
          <table:table-cell office:value-type="float" office:value="75.75">
            <text:p>75.75</text:p>
          </table:table-cell>
          <table:table-cell office:value-type="float" office:value="93">
            <text:p>93</text:p>
          </table:table-cell>
          <table:table-cell office:value-type="float" office:value="0.196629213483146">
            <text:p>0.1966292135</text:p>
          </table:table-cell>
          <table:table-cell office:value-type="float" office:value="0.176162790697674">
            <text:p>0.1761627907</text:p>
          </table:table-cell>
          <table:table-cell office:value-type="float" office:value="0.0863509749303621">
            <text:p>0.0863509749</text:p>
          </table:table-cell>
          <table:table-cell office:value-type="float" office:value="1.76398182047721">
            <text:p>1.7639818205</text:p>
          </table:table-cell>
          <table:table-cell office:value-type="float" office:value="1.67739509194159">
            <text:p>1.6773950919</text:p>
          </table:table-cell>
          <table:table-cell office:value-type="float" office:value="1.31684313436426">
            <text:p>1.3168431344</text:p>
          </table:table-cell>
          <table:table-cell office:value-type="float" office:value="3.86135884870175">
            <text:p>3.8613588487</text:p>
          </table:table-cell>
          <table:table-cell office:value-type="float" office:value="4.27190221946119">
            <text:p>4.2719022195</text:p>
          </table:table-cell>
          <table:table-cell office:value-type="float" office:value="8.36888155768499">
            <text:p>8.368881557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97">
            <text:p>1297</text:p>
          </table:table-cell>
          <table:table-cell office:value-type="float" office:value="37.875">
            <text:p>37.875</text:p>
          </table:table-cell>
          <table:table-cell office:value-type="float" office:value="74.375">
            <text:p>74.375</text:p>
          </table:table-cell>
          <table:table-cell office:value-type="float" office:value="49.75">
            <text:p>49.75</text:p>
          </table:table-cell>
          <table:table-cell office:value-type="float" office:value="0.150297619047619">
            <text:p>0.150297619</text:p>
          </table:table-cell>
          <table:table-cell office:value-type="float" office:value="0.160984848484848">
            <text:p>0.1609848485</text:p>
          </table:table-cell>
          <table:table-cell office:value-type="float" office:value="0.0383577486507325">
            <text:p>0.0383577487</text:p>
          </table:table-cell>
          <table:table-cell office:value-type="float" office:value="1.57031684027778">
            <text:p>1.5703168403</text:p>
          </table:table-cell>
          <table:table-cell office:value-type="float" office:value="1.61424256772268">
            <text:p>1.6142425677</text:p>
          </table:table-cell>
          <table:table-cell office:value-type="float" office:value="1.13713590136541">
            <text:p>1.1371359014</text:p>
          </table:table-cell>
          <table:table-cell office:value-type="float" office:value="4.95031906453277">
            <text:p>4.9503190645</text:p>
          </table:table-cell>
          <table:table-cell office:value-type="float" office:value="4.64362188714711">
            <text:p>4.6436218871</text:p>
          </table:table-cell>
          <table:table-cell office:value-type="float" office:value="18.4149902659853">
            <text:p>18.41499026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331">
            <text:p>133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93.125">
            <text:p>93.12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99661908339594">
            <text:p>0.0699661908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5447639292409">
            <text:p>1.2544763929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2495550844336">
            <text:p>10.249555084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84">
            <text:p>684</text:p>
          </table:table-cell>
          <table:table-cell office:value-type="float" office:value="1636">
            <text:p>1636</text:p>
          </table:table-cell>
          <table:table-cell office:value-type="float" office:value="66.75">
            <text:p>66.75</text:p>
          </table:table-cell>
          <table:table-cell office:value-type="float" office:value="57.75">
            <text:p>57.75</text:p>
          </table:table-cell>
          <table:table-cell office:value-type="float" office:value="125.5">
            <text:p>125.5</text:p>
          </table:table-cell>
          <table:table-cell office:value-type="float" office:value="0.20105421686747">
            <text:p>0.2010542169</text:p>
          </table:table-cell>
          <table:table-cell office:value-type="float" office:value="0.0844298245614035">
            <text:p>0.0844298246</text:p>
          </table:table-cell>
          <table:table-cell office:value-type="float" office:value="0.0767114914425428">
            <text:p>0.0767114914</text:p>
          </table:table-cell>
          <table:table-cell office:value-type="float" office:value="1.78291844335172">
            <text:p>1.7829184434</text:p>
          </table:table-cell>
          <table:table-cell office:value-type="float" office:value="1.30947604070483">
            <text:p>1.3094760407</text:p>
          </table:table-cell>
          <table:table-cell office:value-type="float" office:value="1.2800241397708">
            <text:p>1.2800241398</text:p>
          </table:table-cell>
          <table:table-cell office:value-type="float" office:value="3.78356098084555">
            <text:p>3.7835609808</text:p>
          </table:table-cell>
          <table:table-cell office:value-type="float" office:value="8.55163544998032">
            <text:p>8.55163545</text:p>
          </table:table-cell>
          <table:table-cell office:value-type="float" office:value="9.37807191465615">
            <text:p>9.378071914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72">
            <text:p>672</text:p>
          </table:table-cell>
          <table:table-cell office:value-type="float" office:value="1488">
            <text:p>1488</text:p>
          </table:table-cell>
          <table:table-cell office:value-type="float" office:value="60.25">
            <text:p>60.25</text:p>
          </table:table-cell>
          <table:table-cell office:value-type="float" office:value="65">
            <text:p>65</text:p>
          </table:table-cell>
          <table:table-cell office:value-type="float" office:value="166.25">
            <text:p>166.25</text:p>
          </table:table-cell>
          <table:table-cell office:value-type="float" office:value="0.173132183908046">
            <text:p>0.1731321839</text:p>
          </table:table-cell>
          <table:table-cell office:value-type="float" office:value="0.0967261904761905">
            <text:p>0.0967261905</text:p>
          </table:table-cell>
          <table:table-cell office:value-type="float" office:value="0.111727150537634">
            <text:p>0.1117271505</text:p>
          </table:table-cell>
          <table:table-cell office:value-type="float" office:value="1.66471315976351">
            <text:p>1.6647131598</text:p>
          </table:table-cell>
          <table:table-cell office:value-type="float" office:value="1.35687934027778">
            <text:p>1.3568793403</text:p>
          </table:table-cell>
          <table:table-cell office:value-type="float" office:value="1.41551162096955">
            <text:p>1.415511621</text:p>
          </table:table-cell>
          <table:table-cell office:value-type="float" office:value="4.34092628441276">
            <text:p>4.3409262844</text:p>
          </table:table-cell>
          <table:table-cell office:value-type="float" office:value="7.50731665053443">
            <text:p>7.5073166505</text:p>
          </table:table-cell>
          <table:table-cell office:value-type="float" office:value="6.54438470286107">
            <text:p>6.544384702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13">
            <text:p>813</text:p>
          </table:table-cell>
          <table:table-cell office:value-type="float" office:value="1958">
            <text:p>1958</text:p>
          </table:table-cell>
          <table:table-cell office:value-type="float" office:value="13.75">
            <text:p>13.75</text:p>
          </table:table-cell>
          <table:table-cell office:value-type="float" office:value="59.875">
            <text:p>59.875</text:p>
          </table:table-cell>
          <table:table-cell office:value-type="float" office:value="349.25">
            <text:p>349.25</text:p>
          </table:table-cell>
          <table:table-cell office:value-type="float" office:value="0.0376712328767123">
            <text:p>0.0376712329</text:p>
          </table:table-cell>
          <table:table-cell office:value-type="float" office:value="0.0736469864698647">
            <text:p>0.0736469865</text:p>
          </table:table-cell>
          <table:table-cell office:value-type="float" office:value="0.178370786516854">
            <text:p>0.1783707865</text:p>
          </table:table-cell>
          <table:table-cell office:value-type="float" office:value="1.13463079376994">
            <text:p>1.1346307938</text:p>
          </table:table-cell>
          <table:table-cell office:value-type="float" office:value="1.26839525473207">
            <text:p>1.2683952547</text:p>
          </table:table-cell>
          <table:table-cell office:value-type="float" office:value="1.68665738227497">
            <text:p>1.6866573823</text:p>
          </table:table-cell>
          <table:table-cell office:value-type="float" office:value="18.7443446228369">
            <text:p>18.7443446228</text:p>
          </table:table-cell>
          <table:table-cell office:value-type="float" office:value="9.7542213903333">
            <text:p>9.7542213903</text:p>
          </table:table-cell>
          <table:table-cell office:value-type="float" office:value="4.22308765488763">
            <text:p>4.2230876549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822">
            <text:p>822</text:p>
          </table:table-cell>
          <table:table-cell office:value-type="float" office:value="2172">
            <text:p>2172</text:p>
          </table:table-cell>
          <table:table-cell office:value-type="float" office:value="46.25">
            <text:p>46.25</text:p>
          </table:table-cell>
          <table:table-cell office:value-type="float" office:value="198.375">
            <text:p>198.375</text:p>
          </table:table-cell>
          <table:table-cell office:value-type="float" office:value="175.75">
            <text:p>175.75</text:p>
          </table:table-cell>
          <table:table-cell office:value-type="float" office:value="0.135233918128655">
            <text:p>0.1352339181</text:p>
          </table:table-cell>
          <table:table-cell office:value-type="float" office:value="0.241332116788321">
            <text:p>0.2413321168</text:p>
          </table:table-cell>
          <table:table-cell office:value-type="float" office:value="0.0809162062615101">
            <text:p>0.0809162063</text:p>
          </table:table-cell>
          <table:table-cell office:value-type="float" office:value="1.50916361017065">
            <text:p>1.5091636102</text:p>
          </table:table-cell>
          <table:table-cell office:value-type="float" office:value="1.95881514232245">
            <text:p>1.9588151423</text:p>
          </table:table-cell>
          <table:table-cell office:value-type="float" office:value="1.29603968948937">
            <text:p>1.2960396895</text:p>
          </table:table-cell>
          <table:table-cell office:value-type="float" office:value="5.46479145658948">
            <text:p>5.4647914566</text:p>
          </table:table-cell>
          <table:table-cell office:value-type="float" office:value="3.20626726971029">
            <text:p>3.2062672697</text:p>
          </table:table-cell>
          <table:table-cell office:value-type="float" office:value="8.90831390679021">
            <text:p>8.908313906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82">
            <text:p>982</text:p>
          </table:table-cell>
          <table:table-cell office:value-type="float" office:value="2093">
            <text:p>2093</text:p>
          </table:table-cell>
          <table:table-cell office:value-type="float" office:value="69.75">
            <text:p>69.75</text:p>
          </table:table-cell>
          <table:table-cell office:value-type="float" office:value="73.25">
            <text:p>73.25</text:p>
          </table:table-cell>
          <table:table-cell office:value-type="float" office:value="61.75">
            <text:p>61.75</text:p>
          </table:table-cell>
          <table:table-cell office:value-type="float" office:value="0.21265243902439">
            <text:p>0.212652439</text:p>
          </table:table-cell>
          <table:table-cell office:value-type="float" office:value="0.0745926680244399">
            <text:p>0.074592668</text:p>
          </table:table-cell>
          <table:table-cell office:value-type="float" office:value="0.0295031055900621">
            <text:p>0.0295031056</text:p>
          </table:table-cell>
          <table:table-cell office:value-type="float" office:value="1.83291681383849">
            <text:p>1.8329168138</text:p>
          </table:table-cell>
          <table:table-cell office:value-type="float" office:value="1.27197990768663">
            <text:p>1.2719799077</text:p>
          </table:table-cell>
          <table:table-cell office:value-type="float" office:value="1.10496691871456">
            <text:p>1.1049669187</text:p>
          </table:table-cell>
          <table:table-cell office:value-type="float" office:value="3.5949741665584">
            <text:p>3.5949741666</text:p>
          </table:table-cell>
          <table:table-cell office:value-type="float" office:value="9.63484889608411">
            <text:p>9.6348488961</text:p>
          </table:table-cell>
          <table:table-cell office:value-type="float" office:value="23.8389353809988">
            <text:p>23.83893538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078">
            <text:p>1078</text:p>
          </table:table-cell>
          <table:table-cell office:value-type="float" office:value="2493">
            <text:p>2493</text:p>
          </table:table-cell>
          <table:table-cell office:value-type="float" office:value="85.375">
            <text:p>85.375</text:p>
          </table:table-cell>
          <table:table-cell office:value-type="float" office:value="167">
            <text:p>167</text:p>
          </table:table-cell>
          <table:table-cell office:value-type="float" office:value="87.375">
            <text:p>87.375</text:p>
          </table:table-cell>
          <table:table-cell office:value-type="float" office:value="0.237152777777778">
            <text:p>0.2371527778</text:p>
          </table:table-cell>
          <table:table-cell office:value-type="float" office:value="0.154916512059369">
            <text:p>0.1549165121</text:p>
          </table:table-cell>
          <table:table-cell office:value-type="float" office:value="0.0350481347773767">
            <text:p>0.0350481348</text:p>
          </table:table-cell>
          <table:table-cell office:value-type="float" office:value="1.94026794463735">
            <text:p>1.9402679446</text:p>
          </table:table-cell>
          <table:table-cell office:value-type="float" office:value="1.58924607859673">
            <text:p>1.5892460786</text:p>
          </table:table-cell>
          <table:table-cell office:value-type="float" office:value="1.12507608035351">
            <text:p>1.1250760804</text:p>
          </table:table-cell>
          <table:table-cell office:value-type="float" office:value="3.25707784720785">
            <text:p>3.2570778472</text:p>
          </table:table-cell>
          <table:table-cell office:value-type="float" office:value="4.81258438757652">
            <text:p>4.8125843876</text:p>
          </table:table-cell>
          <table:table-cell office:value-type="float" office:value="20.1215900894982">
            <text:p>20.121590089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282">
            <text:p>1282</text:p>
          </table:table-cell>
          <table:table-cell office:value-type="float" office:value="3391">
            <text:p>3391</text:p>
          </table:table-cell>
          <table:table-cell office:value-type="float" office:value="109.125">
            <text:p>109.125</text:p>
          </table:table-cell>
          <table:table-cell office:value-type="float" office:value="66">
            <text:p>66</text:p>
          </table:table-cell>
          <table:table-cell office:value-type="float" office:value="40.25">
            <text:p>40.25</text:p>
          </table:table-cell>
          <table:table-cell office:value-type="float" office:value="0.293346774193548">
            <text:p>0.2933467742</text:p>
          </table:table-cell>
          <table:table-cell office:value-type="float" office:value="0.0514820592823713">
            <text:p>0.0514820593</text:p>
          </table:table-cell>
          <table:table-cell office:value-type="float" office:value="0.0118696549690357">
            <text:p>0.011869655</text:p>
          </table:table-cell>
          <table:table-cell office:value-type="float" office:value="2.19537627633975">
            <text:p>2.1953762763</text:p>
          </table:table-cell>
          <table:table-cell office:value-type="float" office:value="1.18538199624709">
            <text:p>1.1853819962</text:p>
          </table:table-cell>
          <table:table-cell office:value-type="float" office:value="1.04181993426143">
            <text:p>1.0418199343</text:p>
          </table:table-cell>
          <table:table-cell office:value-type="float" office:value="2.6946250564664">
            <text:p>2.6946250565</text:p>
          </table:table-cell>
          <table:table-cell office:value-type="float" office:value="13.8075328794605">
            <text:p>13.80753287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office:value-type="float" office:value="620">
            <text:p>620</text:p>
          </table:table-cell>
          <table:table-cell office:value-type="float" office:value="1306">
            <text:p>1306</text:p>
          </table:table-cell>
          <table:table-cell office:value-type="float" office:value="2940">
            <text:p>2940</text:p>
          </table:table-cell>
          <table:table-cell office:value-type="float" office:value="58.25">
            <text:p>58.25</text:p>
          </table:table-cell>
          <table:table-cell office:value-type="float" office:value="103.5">
            <text:p>103.5</text:p>
          </table:table-cell>
          <table:table-cell office:value-type="float" office:value="221.875">
            <text:p>221.875</text:p>
          </table:table-cell>
          <table:table-cell office:value-type="float" office:value="0.0939516129032258">
            <text:p>0.0939516129</text:p>
          </table:table-cell>
          <table:table-cell office:value-type="float" office:value="0.079249617151608">
            <text:p>0.0792496172</text:p>
          </table:table-cell>
          <table:table-cell office:value-type="float" office:value="0.0754676870748299">
            <text:p>0.0754676871</text:p>
          </table:table-cell>
          <table:table-cell office:value-type="float" office:value="1.34613138007284">
            <text:p>1.3461313801</text:p>
          </table:table-cell>
          <table:table-cell office:value-type="float" office:value="1.28968344359523">
            <text:p>1.2896834436</text:p>
          </table:table-cell>
          <table:table-cell office:value-type="float" office:value="1.27529983347506">
            <text:p>1.2752998335</text:p>
          </table:table-cell>
          <table:table-cell office:value-type="float" office:value="7.71909133559334">
            <text:p>7.7190913356</text:p>
          </table:table-cell>
          <table:table-cell office:value-type="float" office:value="9.08854763638147">
            <text:p>9.0885476364</text:p>
          </table:table-cell>
          <table:table-cell office:value-type="float" office:value="9.52705970555133">
            <text:p>9.527059705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26">
            <text:p>726</text:p>
          </table:table-cell>
          <table:table-cell office:value-type="float" office:value="1326">
            <text:p>1326</text:p>
          </table:table-cell>
          <table:table-cell office:value-type="float" office:value="2987">
            <text:p>2987</text:p>
          </table:table-cell>
          <table:table-cell office:value-type="float" office:value="83.875">
            <text:p>83.875</text:p>
          </table:table-cell>
          <table:table-cell office:value-type="float" office:value="79.5">
            <text:p>79.5</text:p>
          </table:table-cell>
          <table:table-cell office:value-type="float" office:value="131.25">
            <text:p>131.25</text:p>
          </table:table-cell>
          <table:table-cell office:value-type="float" office:value="0.115530303030303">
            <text:p>0.115530303</text:p>
          </table:table-cell>
          <table:table-cell office:value-type="float" office:value="0.0599547511312217">
            <text:p>0.0599547511</text:p>
          </table:table-cell>
          <table:table-cell office:value-type="float" office:value="0.0439404084365584">
            <text:p>0.0439404084</text:p>
          </table:table-cell>
          <table:table-cell office:value-type="float" office:value="1.43051667240588">
            <text:p>1.4305166724</text:p>
          </table:table-cell>
          <table:table-cell office:value-type="float" office:value="1.21688699043836">
            <text:p>1.2168869904</text:p>
          </table:table-cell>
          <table:table-cell office:value-type="float" office:value="1.15757571813535">
            <text:p>1.1575757181</text:p>
          </table:table-cell>
          <table:table-cell office:value-type="float" office:value="6.33995989117873">
            <text:p>6.3399598912</text:p>
          </table:table-cell>
          <table:table-cell office:value-type="float" office:value="11.9043823437693">
            <text:p>11.9043823438</text:p>
          </table:table-cell>
          <table:table-cell office:value-type="float" office:value="16.1187992995552">
            <text:p>16.118799299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58">
            <text:p>758</text:p>
          </table:table-cell>
          <table:table-cell office:value-type="float" office:value="1477">
            <text:p>1477</text:p>
          </table:table-cell>
          <table:table-cell office:value-type="float" office:value="3443">
            <text:p>3443</text:p>
          </table:table-cell>
          <table:table-cell office:value-type="float" office:value="22.875">
            <text:p>22.875</text:p>
          </table:table-cell>
          <table:table-cell office:value-type="float" office:value="110.875">
            <text:p>110.875</text:p>
          </table:table-cell>
          <table:table-cell office:value-type="float" office:value="141.25">
            <text:p>141.25</text:p>
          </table:table-cell>
          <table:table-cell office:value-type="float" office:value="0.0301781002638522">
            <text:p>0.0301781003</text:p>
          </table:table-cell>
          <table:table-cell office:value-type="float" office:value="0.0750677048070413">
            <text:p>0.0750677048</text:p>
          </table:table-cell>
          <table:table-cell office:value-type="float" office:value="0.0410252686610514">
            <text:p>0.0410252687</text:p>
          </table:table-cell>
          <table:table-cell office:value-type="float" office:value="1.10740835768513">
            <text:p>1.1074083577</text:p>
          </table:table-cell>
          <table:table-cell office:value-type="float" office:value="1.27378188102244">
            <text:p>1.273781881</text:p>
          </table:table-cell>
          <table:table-cell office:value-type="float" office:value="1.14688726274435">
            <text:p>1.1468872627</text:p>
          </table:table-cell>
          <table:table-cell office:value-type="float" office:value="23.3134054414954">
            <text:p>23.3134054415</text:p>
          </table:table-cell>
          <table:table-cell office:value-type="float" office:value="9.57601984069702">
            <text:p>9.5760198407</text:p>
          </table:table-cell>
          <table:table-cell office:value-type="float" office:value="17.2398671368873">
            <text:p>17.239867136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48">
            <text:p>848</text:p>
          </table:table-cell>
          <table:table-cell office:value-type="float" office:value="1728">
            <text:p>1728</text:p>
          </table:table-cell>
          <table:table-cell office:value-type="float" office:value="4080">
            <text:p>4080</text:p>
          </table:table-cell>
          <table:table-cell office:value-type="float" office:value="42.25">
            <text:p>42.25</text:p>
          </table:table-cell>
          <table:table-cell office:value-type="float" office:value="134.25">
            <text:p>134.25</text:p>
          </table:table-cell>
          <table:table-cell office:value-type="float" office:value="71.875">
            <text:p>71.875</text:p>
          </table:table-cell>
          <table:table-cell office:value-type="float" office:value="0.0498231132075472">
            <text:p>0.0498231132</text:p>
          </table:table-cell>
          <table:table-cell office:value-type="float" office:value="0.0776909722222222">
            <text:p>0.0776909722</text:p>
          </table:table-cell>
          <table:table-cell office:value-type="float" office:value="0.0176164215686275">
            <text:p>0.0176164216</text:p>
          </table:table-cell>
          <table:table-cell office:value-type="float" office:value="1.17924628774141">
            <text:p>1.1792462877</text:p>
          </table:table-cell>
          <table:table-cell office:value-type="float" office:value="1.28374874162085">
            <text:p>1.2837487416</text:p>
          </table:table-cell>
          <table:table-cell office:value-type="float" office:value="1.06226573857561">
            <text:p>1.0622657386</text:p>
          </table:table-cell>
          <table:table-cell office:value-type="float" office:value="14.2559263646782">
            <text:p>14.2559263647</text:p>
          </table:table-cell>
          <table:table-cell office:value-type="float" office:value="9.26410191975216">
            <text:p>9.26410191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28">
            <text:p>828</text:p>
          </table:table-cell>
          <table:table-cell office:value-type="float" office:value="1682">
            <text:p>1682</text:p>
          </table:table-cell>
          <table:table-cell office:value-type="float" office:value="3720">
            <text:p>3720</text:p>
          </table:table-cell>
          <table:table-cell office:value-type="float" office:value="79.75">
            <text:p>79.75</text:p>
          </table:table-cell>
          <table:table-cell office:value-type="float" office:value="132.75">
            <text:p>132.75</text:p>
          </table:table-cell>
          <table:table-cell office:value-type="float" office:value="123.125">
            <text:p>123.125</text:p>
          </table:table-cell>
          <table:table-cell office:value-type="float" office:value="0.0963164251207729">
            <text:p>0.0963164251</text:p>
          </table:table-cell>
          <table:table-cell office:value-type="float" office:value="0.0789239001189061">
            <text:p>0.0789239001</text:p>
          </table:table-cell>
          <table:table-cell office:value-type="float" office:value="0.0330981182795699">
            <text:p>0.0330981183</text:p>
          </table:table-cell>
          <table:table-cell office:value-type="float" office:value="1.35529012126887">
            <text:p>1.3552901213</text:p>
          </table:table-cell>
          <table:table-cell office:value-type="float" office:value="1.28844245515573">
            <text:p>1.2884424552</text:p>
          </table:table-cell>
          <table:table-cell office:value-type="float" office:value="1.11799056542845">
            <text:p>1.1179905654</text:p>
          </table:table-cell>
          <table:table-cell office:value-type="float" office:value="7.53782533702356">
            <text:p>7.537825337</text:p>
          </table:table-cell>
          <table:table-cell office:value-type="float" office:value="9.12466116147335">
            <text:p>9.1246611615</text:p>
          </table:table-cell>
          <table:table-cell office:value-type="float" office:value="21.2868857471435">
            <text:p>21.286885747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32">
            <text:p>832</text:p>
          </table:table-cell>
          <table:table-cell office:value-type="float" office:value="1834">
            <text:p>1834</text:p>
          </table:table-cell>
          <table:table-cell office:value-type="float" office:value="4471">
            <text:p>4471</text:p>
          </table:table-cell>
          <table:table-cell office:value-type="float" office:value="27.75">
            <text:p>27.75</text:p>
          </table:table-cell>
          <table:table-cell office:value-type="float" office:value="134.125">
            <text:p>134.125</text:p>
          </table:table-cell>
          <table:table-cell office:value-type="float" office:value="81.25">
            <text:p>81.25</text:p>
          </table:table-cell>
          <table:table-cell office:value-type="float" office:value="0.0333533653846154">
            <text:p>0.0333533654</text:p>
          </table:table-cell>
          <table:table-cell office:value-type="float" office:value="0.0731324972737187">
            <text:p>0.0731324973</text:p>
          </table:table-cell>
          <table:table-cell office:value-type="float" office:value="0.0181726683068665">
            <text:p>0.0181726683</text:p>
          </table:table-cell>
          <table:table-cell office:value-type="float" office:value="1.11891717493181">
            <text:p>1.1189171749</text:p>
          </table:table-cell>
          <table:table-cell office:value-type="float" office:value="1.2664465302867">
            <text:p>1.2664465303</text:p>
          </table:table-cell>
          <table:table-cell office:value-type="float" office:value="1.06425162098588">
            <text:p>1.064251621</text:p>
          </table:table-cell>
          <table:table-cell office:value-type="float" office:value="21.1266047684922">
            <text:p>21.1266047685</text:p>
          </table:table-cell>
          <table:table-cell office:value-type="float" office:value="9.82046101309482">
            <text:p>9.82046101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942">
            <text:p>942</text:p>
          </table:table-cell>
          <table:table-cell office:value-type="float" office:value="2076">
            <text:p>2076</text:p>
          </table:table-cell>
          <table:table-cell office:value-type="float" office:value="5315">
            <text:p>5315</text:p>
          </table:table-cell>
          <table:table-cell office:value-type="float" office:value="39.625">
            <text:p>39.625</text:p>
          </table:table-cell>
          <table:table-cell office:value-type="float" office:value="141.5">
            <text:p>141.5</text:p>
          </table:table-cell>
          <table:table-cell office:value-type="float" office:value="32.125">
            <text:p>32.125</text:p>
          </table:table-cell>
          <table:table-cell office:value-type="float" office:value="0.0420647558386412">
            <text:p>0.0420647558</text:p>
          </table:table-cell>
          <table:table-cell office:value-type="float" office:value="0.0681599229287091">
            <text:p>0.0681599229</text:p>
          </table:table-cell>
          <table:table-cell office:value-type="float" office:value="0.00604421448730009">
            <text:p>0.0060442145</text:p>
          </table:table-cell>
          <table:table-cell office:value-type="float" office:value="1.15069475505542">
            <text:p>1.1506947551</text:p>
          </table:table-cell>
          <table:table-cell office:value-type="float" office:value="1.24766544943403">
            <text:p>1.2476654494</text:p>
          </table:table-cell>
          <table:table-cell office:value-type="float" office:value="1.02122635446194">
            <text:p>1.0212263545</text:p>
          </table:table-cell>
          <table:table-cell office:value-type="float" office:value="16.8222918897232">
            <text:p>16.8222918897</text:p>
          </table:table-cell>
          <table:table-cell office:value-type="float" office:value="10.512189527937">
            <text:p>10.51218952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146">
            <text:p>1146</text:p>
          </table:table-cell>
          <table:table-cell office:value-type="float" office:value="2177">
            <text:p>2177</text:p>
          </table:table-cell>
          <table:table-cell office:value-type="float" office:value="4475">
            <text:p>4475</text:p>
          </table:table-cell>
          <table:table-cell office:value-type="float" office:value="20">
            <text:p>20</text:p>
          </table:table-cell>
          <table:table-cell office:value-type="float" office:value="71.375">
            <text:p>71.375</text:p>
          </table:table-cell>
          <table:table-cell office:value-type="float" office:value="169.25">
            <text:p>169.25</text:p>
          </table:table-cell>
          <table:table-cell office:value-type="float" office:value="0.0174520069808028">
            <text:p>0.017452007</text:p>
          </table:table-cell>
          <table:table-cell office:value-type="float" office:value="0.0327859439595774">
            <text:p>0.032785944</text:p>
          </table:table-cell>
          <table:table-cell office:value-type="float" office:value="0.0378212290502793">
            <text:p>0.0378212291</text:p>
          </table:table-cell>
          <table:table-cell office:value-type="float" office:value="1.06167898662622">
            <text:p>1.0616789866</text:p>
          </table:table-cell>
          <table:table-cell office:value-type="float" office:value="1.11685764337631">
            <text:p>1.1168576434</text:p>
          </table:table-cell>
          <table:table-cell office:value-type="float" office:value="1.13517797459505">
            <text:p>1.1351779746</text:p>
          </table:table-cell>
          <table:table-cell office:value-type="float" office:value="0">
            <text:p>0</text:p>
          </table:table-cell>
          <table:table-cell office:value-type="float" office:value="21.4863061808514">
            <text:p>21.4863061809</text:p>
          </table:table-cell>
          <table:table-cell office:value-type="float" office:value="18.6713636157041">
            <text:p>18.671363615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8">
            <text:p>28</text:p>
          </table:table-cell>
          <table:table-cell office:value-type="float" office:value="1110">
            <text:p>1110</text:p>
          </table:table-cell>
          <table:table-cell office:value-type="float" office:value="2110">
            <text:p>2110</text:p>
          </table:table-cell>
          <table:table-cell office:value-type="float" office:value="3723">
            <text:p>3723</text:p>
          </table:table-cell>
          <table:table-cell office:value-type="float" office:value="94.25">
            <text:p>94.25</text:p>
          </table:table-cell>
          <table:table-cell office:value-type="float" office:value="91.5">
            <text:p>91.5</text:p>
          </table:table-cell>
          <table:table-cell office:value-type="float" office:value="120">
            <text:p>120</text:p>
          </table:table-cell>
          <table:table-cell office:value-type="float" office:value="0.0849099099099099">
            <text:p>0.0849099099</text:p>
          </table:table-cell>
          <table:table-cell office:value-type="float" office:value="0.0433649289099526">
            <text:p>0.0433649289</text:p>
          </table:table-cell>
          <table:table-cell office:value-type="float" office:value="0.032232070910556">
            <text:p>0.0322320709</text:p>
          </table:table-cell>
          <table:table-cell office:value-type="float" office:value="1.31131568257447">
            <text:p>1.3113156826</text:p>
          </table:table-cell>
          <table:table-cell office:value-type="float" office:value="1.15546306462119">
            <text:p>1.1554630646</text:p>
          </table:table-cell>
          <table:table-cell office:value-type="float" office:value="1.1148485047215">
            <text:p>1.1148485047</text:p>
          </table:table-cell>
          <table:table-cell office:value-type="float" office:value="8.50519154790598">
            <text:p>8.5051915479</text:p>
          </table:table-cell>
          <table:table-cell office:value-type="float" office:value="16.3281713355867">
            <text:p>16.3281713356</text:p>
          </table:table-cell>
          <table:table-cell office:value-type="float" office:value="21.8496324757075">
            <text:p>21.849632475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217">
            <text:p>1217</text:p>
          </table:table-cell>
          <table:table-cell office:value-type="float" office:value="2240">
            <text:p>2240</text:p>
          </table:table-cell>
          <table:table-cell office:value-type="float" office:value="3992">
            <text:p>3992</text:p>
          </table:table-cell>
          <table:table-cell office:value-type="float" office:value="72.875">
            <text:p>72.875</text:p>
          </table:table-cell>
          <table:table-cell office:value-type="float" office:value="63.75">
            <text:p>63.75</text:p>
          </table:table-cell>
          <table:table-cell office:value-type="float" office:value="209.875">
            <text:p>209.875</text:p>
          </table:table-cell>
          <table:table-cell office:value-type="float" office:value="0.0598808545603944">
            <text:p>0.0598808546</text:p>
          </table:table-cell>
          <table:table-cell office:value-type="float" office:value="0.0284598214285714">
            <text:p>0.0284598214</text:p>
          </table:table-cell>
          <table:table-cell office:value-type="float" office:value="0.0525738977955912">
            <text:p>0.0525738978</text:p>
          </table:table-cell>
          <table:table-cell office:value-type="float" office:value="1.21661099577743">
            <text:p>1.2166109958</text:p>
          </table:table-cell>
          <table:table-cell office:value-type="float" office:value="1.10119689941406">
            <text:p>1.1011968994</text:p>
          </table:table-cell>
          <table:table-cell office:value-type="float" office:value="1.18942611115423">
            <text:p>1.1894261112</text:p>
          </table:table-cell>
          <table:table-cell office:value-type="float" office:value="11.9186535506126">
            <text:p>11.9186535506</text:p>
          </table:table-cell>
          <table:table-cell office:value-type="float" office:value="24.7002418337497">
            <text:p>24.7002418337</text:p>
          </table:table-cell>
          <table:table-cell office:value-type="float" office:value="13.5278596657963">
            <text:p>13.527859665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  <table:table-cell office:value-type="float" office:value="1288">
            <text:p>1288</text:p>
          </table:table-cell>
          <table:table-cell office:value-type="float" office:value="2560">
            <text:p>2560</text:p>
          </table:table-cell>
          <table:table-cell office:value-type="float" office:value="4573">
            <text:p>4573</text:p>
          </table:table-cell>
          <table:table-cell office:value-type="float" office:value="59.5">
            <text:p>59.5</text:p>
          </table:table-cell>
          <table:table-cell office:value-type="float" office:value="91.125">
            <text:p>91.125</text:p>
          </table:table-cell>
          <table:table-cell office:value-type="float" office:value="300">
            <text:p>300</text:p>
          </table:table-cell>
          <table:table-cell office:value-type="float" office:value="0.046195652173913">
            <text:p>0.0461956522</text:p>
          </table:table-cell>
          <table:table-cell office:value-type="float" office:value="0.035595703125">
            <text:p>0.0355957031</text:p>
          </table:table-cell>
          <table:table-cell office:value-type="float" office:value="0.0656024491581019">
            <text:p>0.0656024492</text:p>
          </table:table-cell>
          <table:table-cell office:value-type="float" office:value="1.16586749763705">
            <text:p>1.1658674976</text:p>
          </table:table-cell>
          <table:table-cell office:value-type="float" office:value="1.12706838693619">
            <text:p>1.1270683869</text:p>
          </table:table-cell>
          <table:table-cell office:value-type="float" office:value="1.23804378747102">
            <text:p>1.2380437875</text:p>
          </table:table-cell>
          <table:table-cell office:value-type="float" office:value="15.348562903118">
            <text:p>15.3485629031</text:p>
          </table:table-cell>
          <table:table-cell office:value-type="float" office:value="19.8173300509051">
            <text:p>19.8173300509</text:p>
          </table:table-cell>
          <table:table-cell office:value-type="float" office:value="10.908777126802">
            <text:p>10.908777126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7">
            <text:p>27</text:p>
          </table:table-cell>
          <table:table-cell office:value-type="float" office:value="1296">
            <text:p>1296</text:p>
          </table:table-cell>
          <table:table-cell office:value-type="float" office:value="2611">
            <text:p>2611</text:p>
          </table:table-cell>
          <table:table-cell office:value-type="float" office:value="4505">
            <text:p>4505</text:p>
          </table:table-cell>
          <table:table-cell office:value-type="float" office:value="117.75">
            <text:p>117.75</text:p>
          </table:table-cell>
          <table:table-cell office:value-type="float" office:value="203.375">
            <text:p>203.375</text:p>
          </table:table-cell>
          <table:table-cell office:value-type="float" office:value="366">
            <text:p>366</text:p>
          </table:table-cell>
          <table:table-cell office:value-type="float" office:value="0.0908564814814815">
            <text:p>0.0908564815</text:p>
          </table:table-cell>
          <table:table-cell office:value-type="float" office:value="0.0778916124090387">
            <text:p>0.0778916124</text:p>
          </table:table-cell>
          <table:table-cell office:value-type="float" office:value="0.0812430632630411">
            <text:p>0.0812430633</text:p>
          </table:table-cell>
          <table:table-cell office:value-type="float" office:value="1.33417728963049">
            <text:p>1.3341772896</text:p>
          </table:table-cell>
          <table:table-cell office:value-type="float" office:value="1.28451216586765">
            <text:p>1.2845121659</text:p>
          </table:table-cell>
          <table:table-cell office:value-type="float" office:value="1.29728757466423">
            <text:p>1.2972875747</text:p>
          </table:table-cell>
          <table:table-cell office:value-type="float" office:value="7.97058497110908">
            <text:p>7.9705849711</text:p>
          </table:table-cell>
          <table:table-cell office:value-type="float" office:value="9.24110947071757">
            <text:p>9.2411094707</text:p>
          </table:table-cell>
          <table:table-cell office:value-type="float" office:value="8.87383278383468">
            <text:p>8.873832783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614">
            <text:p>1614</text:p>
          </table:table-cell>
          <table:table-cell office:value-type="float" office:value="2822">
            <text:p>2822</text:p>
          </table:table-cell>
          <table:table-cell office:value-type="float" office:value="5358">
            <text:p>5358</text:p>
          </table:table-cell>
          <table:table-cell office:value-type="float" office:value="135.75">
            <text:p>135.75</text:p>
          </table:table-cell>
          <table:table-cell office:value-type="float" office:value="151.625">
            <text:p>151.625</text:p>
          </table:table-cell>
          <table:table-cell office:value-type="float" office:value="239.375">
            <text:p>239.375</text:p>
          </table:table-cell>
          <table:table-cell office:value-type="float" office:value="0.0841078066914498">
            <text:p>0.0841078067</text:p>
          </table:table-cell>
          <table:table-cell office:value-type="float" office:value="0.0537296243798724">
            <text:p>0.0537296244</text:p>
          </table:table-cell>
          <table:table-cell office:value-type="float" office:value="0.0446761851437103">
            <text:p>0.0446761851</text:p>
          </table:table-cell>
          <table:table-cell office:value-type="float" office:value="1.30824260478711">
            <text:p>1.3082426048</text:p>
          </table:table-cell>
          <table:table-cell office:value-type="float" office:value="1.19371195550012">
            <text:p>1.1937119555</text:p>
          </table:table-cell>
          <table:table-cell office:value-type="float" office:value="1.16027873258022">
            <text:p>1.1602787326</text:p>
          </table:table-cell>
          <table:table-cell office:value-type="float" office:value="8.58308468777846">
            <text:p>8.5830846878</text:p>
          </table:table-cell>
          <table:table-cell office:value-type="float" office:value="13.2442025832443">
            <text:p>13.2442025832</text:p>
          </table:table-cell>
          <table:table-cell office:value-type="float" office:value="15.8589632857304">
            <text:p>15.858963285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2">
            <text:p>42</text:p>
          </table:table-cell>
          <table:table-cell office:value-type="float" office:value="1628">
            <text:p>1628</text:p>
          </table:table-cell>
          <table:table-cell office:value-type="float" office:value="2888">
            <text:p>2888</text:p>
          </table:table-cell>
          <table:table-cell office:value-type="float" office:value="6299">
            <text:p>6299</text:p>
          </table:table-cell>
          <table:table-cell office:value-type="float" office:value="71.625">
            <text:p>71.625</text:p>
          </table:table-cell>
          <table:table-cell office:value-type="float" office:value="114.25">
            <text:p>114.25</text:p>
          </table:table-cell>
          <table:table-cell office:value-type="float" office:value="405.125">
            <text:p>405.125</text:p>
          </table:table-cell>
          <table:table-cell office:value-type="float" office:value="0.0439957002457002">
            <text:p>0.0439957002</text:p>
          </table:table-cell>
          <table:table-cell office:value-type="float" office:value="0.0395602493074792">
            <text:p>0.0395602493</text:p>
          </table:table-cell>
          <table:table-cell office:value-type="float" office:value="0.0643157644070487">
            <text:p>0.0643157644</text:p>
          </table:table-cell>
          <table:table-cell office:value-type="float" office:value="1.15777876927457">
            <text:p>1.1577787693</text:p>
          </table:table-cell>
          <table:table-cell office:value-type="float" office:value="1.14152829869371">
            <text:p>1.1415282987</text:p>
          </table:table-cell>
          <table:table-cell office:value-type="float" office:value="1.23321274982515">
            <text:p>1.2332127498</text:p>
          </table:table-cell>
          <table:table-cell office:value-type="float" office:value="16.098971298022">
            <text:p>16.098971298</text:p>
          </table:table-cell>
          <table:table-cell office:value-type="float" office:value="17.8656372589285">
            <text:p>17.8656372589</text:p>
          </table:table-cell>
          <table:table-cell office:value-type="float" office:value="11.1202250676942">
            <text:p>11.120225067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897">
            <text:p>1897</text:p>
          </table:table-cell>
          <table:table-cell office:value-type="float" office:value="3272">
            <text:p>3272</text:p>
          </table:table-cell>
          <table:table-cell office:value-type="float" office:value="6010">
            <text:p>6010</text:p>
          </table:table-cell>
          <table:table-cell office:value-type="float" office:value="55.5">
            <text:p>55.5</text:p>
          </table:table-cell>
          <table:table-cell office:value-type="float" office:value="261.5">
            <text:p>261.5</text:p>
          </table:table-cell>
          <table:table-cell office:value-type="float" office:value="353.875">
            <text:p>353.875</text:p>
          </table:table-cell>
          <table:table-cell office:value-type="float" office:value="0.02925672113864">
            <text:p>0.0292567211</text:p>
          </table:table-cell>
          <table:table-cell office:value-type="float" office:value="0.0799205378973105">
            <text:p>0.0799205379</text:p>
          </table:table-cell>
          <table:table-cell office:value-type="float" office:value="0.0588810316139767">
            <text:p>0.0588810316</text:p>
          </table:table-cell>
          <table:table-cell office:value-type="float" office:value="1.10407619721954">
            <text:p>1.1040761972</text:p>
          </table:table-cell>
          <table:table-cell office:value-type="float" office:value="1.29224097570107">
            <text:p>1.2922409757</text:p>
          </table:table-cell>
          <table:table-cell office:value-type="float" office:value="1.21287888338141">
            <text:p>1.2128788834</text:p>
          </table:table-cell>
          <table:table-cell office:value-type="float" office:value="24.0368034509466">
            <text:p>24.0368034509</text:p>
          </table:table-cell>
          <table:table-cell office:value-type="float" office:value="9.01508723072878">
            <text:p>9.0150872307</text:p>
          </table:table-cell>
          <table:table-cell office:value-type="float" office:value="12.1152635384348">
            <text:p>12.115263538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5">
            <text:p>25</text:p>
          </table:table-cell>
          <table:table-cell office:value-type="float" office:value="2032">
            <text:p>2032</text:p>
          </table:table-cell>
          <table:table-cell office:value-type="float" office:value="3347">
            <text:p>3347</text:p>
          </table:table-cell>
          <table:table-cell office:value-type="float" office:value="6174">
            <text:p>6174</text:p>
          </table:table-cell>
          <table:table-cell office:value-type="float" office:value="95.5">
            <text:p>95.5</text:p>
          </table:table-cell>
          <table:table-cell office:value-type="float" office:value="122.875">
            <text:p>122.875</text:p>
          </table:table-cell>
          <table:table-cell office:value-type="float" office:value="354.125">
            <text:p>354.125</text:p>
          </table:table-cell>
          <table:table-cell office:value-type="float" office:value="0.046998031496063">
            <text:p>0.0469980315</text:p>
          </table:table-cell>
          <table:table-cell office:value-type="float" office:value="0.0367119808783986">
            <text:p>0.0367119809</text:p>
          </table:table-cell>
          <table:table-cell office:value-type="float" office:value="0.0573574667962423">
            <text:p>0.0573574668</text:p>
          </table:table-cell>
          <table:table-cell office:value-type="float" office:value="1.16882238756665">
            <text:p>1.1688223876</text:p>
          </table:table-cell>
          <table:table-cell office:value-type="float" office:value="1.13113356137283">
            <text:p>1.1311335614</text:p>
          </table:table-cell>
          <table:table-cell office:value-type="float" office:value="1.20719929662152">
            <text:p>1.2071992966</text:p>
          </table:table-cell>
          <table:table-cell office:value-type="float" office:value="15.0923508947572">
            <text:p>15.0923508948</text:p>
          </table:table-cell>
          <table:table-cell office:value-type="float" office:value="19.2251715408869">
            <text:p>19.2251715409</text:p>
          </table:table-cell>
          <table:table-cell office:value-type="float" office:value="12.4280417583504">
            <text:p>12.428041758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2098">
            <text:p>2098</text:p>
          </table:table-cell>
          <table:table-cell office:value-type="float" office:value="3507">
            <text:p>3507</text:p>
          </table:table-cell>
          <table:table-cell office:value-type="float" office:value="6654">
            <text:p>6654</text:p>
          </table:table-cell>
          <table:table-cell office:value-type="float" office:value="34.25">
            <text:p>34.25</text:p>
          </table:table-cell>
          <table:table-cell office:value-type="float" office:value="95.5">
            <text:p>95.5</text:p>
          </table:table-cell>
          <table:table-cell office:value-type="float" office:value="456.875">
            <text:p>456.875</text:p>
          </table:table-cell>
          <table:table-cell office:value-type="float" office:value="0.0163250714966635">
            <text:p>0.0163250715</text:p>
          </table:table-cell>
          <table:table-cell office:value-type="float" office:value="0.02723125178215">
            <text:p>0.0272312518</text:p>
          </table:table-cell>
          <table:table-cell office:value-type="float" office:value="0.0686617072437632">
            <text:p>0.0686617072</text:p>
          </table:table-cell>
          <table:table-cell office:value-type="float" office:value="1.05766010583869">
            <text:p>1.0576601058</text:p>
          </table:table-cell>
          <table:table-cell office:value-type="float" office:value="1.09676280174183">
            <text:p>1.0967628017</text:p>
          </table:table-cell>
          <table:table-cell office:value-type="float" office:value="1.24955625823476">
            <text:p>1.2495562582</text:p>
          </table:table-cell>
          <table:table-cell office:value-type="float" office:value="0">
            <text:p>0</text:p>
          </table:table-cell>
          <table:table-cell office:value-type="float" office:value="25.7991281164046">
            <text:p>25.7991281164</text:p>
          </table:table-cell>
          <table:table-cell office:value-type="float" office:value="10.4378435771716">
            <text:p>10.437843577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784">
            <text:p>1784</text:p>
          </table:table-cell>
          <table:table-cell office:value-type="float" office:value="3518">
            <text:p>3518</text:p>
          </table:table-cell>
          <table:table-cell office:value-type="float" office:value="7000">
            <text:p>7000</text:p>
          </table:table-cell>
          <table:table-cell office:value-type="float" office:value="129.5">
            <text:p>129.5</text:p>
          </table:table-cell>
          <table:table-cell office:value-type="float" office:value="226.625">
            <text:p>226.625</text:p>
          </table:table-cell>
          <table:table-cell office:value-type="float" office:value="413.5">
            <text:p>413.5</text:p>
          </table:table-cell>
          <table:table-cell office:value-type="float" office:value="0.0725896860986547">
            <text:p>0.0725896861</text:p>
          </table:table-cell>
          <table:table-cell office:value-type="float" office:value="0.0644187038089824">
            <text:p>0.0644187038</text:p>
          </table:table-cell>
          <table:table-cell office:value-type="float" office:value="0.0590714285714286">
            <text:p>0.0590714286</text:p>
          </table:table-cell>
          <table:table-cell office:value-type="float" office:value="1.26439165589998">
            <text:p>1.2643916559</text:p>
          </table:table-cell>
          <table:table-cell office:value-type="float" office:value="1.23359901135628">
            <text:p>1.2335990114</text:p>
          </table:table-cell>
          <table:table-cell office:value-type="float" office:value="1.21358929">
            <text:p>1.21358929</text:p>
          </table:table-cell>
          <table:table-cell office:value-type="float" office:value="9.89136455281481">
            <text:p>9.8913645528</text:p>
          </table:table-cell>
          <table:table-cell office:value-type="float" office:value="11.1029977163465">
            <text:p>11.1029977163</text:p>
          </table:table-cell>
          <table:table-cell office:value-type="float" office:value="12.0773100749197">
            <text:p>12.077310074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978">
            <text:p>1978</text:p>
          </table:table-cell>
          <table:table-cell office:value-type="float" office:value="3868">
            <text:p>3868</text:p>
          </table:table-cell>
          <table:table-cell office:value-type="float" office:value="7569">
            <text:p>7569</text:p>
          </table:table-cell>
          <table:table-cell office:value-type="float" office:value="97.5">
            <text:p>97.5</text:p>
          </table:table-cell>
          <table:table-cell office:value-type="float" office:value="186">
            <text:p>186</text:p>
          </table:table-cell>
          <table:table-cell office:value-type="float" office:value="289.875">
            <text:p>289.875</text:p>
          </table:table-cell>
          <table:table-cell office:value-type="float" office:value="0.0492922143579373">
            <text:p>0.0492922144</text:p>
          </table:table-cell>
          <table:table-cell office:value-type="float" office:value="0.0480868665977249">
            <text:p>0.0480868666</text:p>
          </table:table-cell>
          <table:table-cell office:value-type="float" office:value="0.0382976615140706">
            <text:p>0.0382976615</text:p>
          </table:table-cell>
          <table:table-cell office:value-type="float" office:value="1.17728500614955">
            <text:p>1.1772850061</text:p>
          </table:table-cell>
          <table:table-cell office:value-type="float" office:value="1.17283623270084">
            <text:p>1.1728362327</text:p>
          </table:table-cell>
          <table:table-cell office:value-type="float" office:value="1.13691656861904">
            <text:p>1.1369165686</text:p>
          </table:table-cell>
          <table:table-cell office:value-type="float" office:value="14.4057956797789">
            <text:p>14.4057956798</text:p>
          </table:table-cell>
          <table:table-cell office:value-type="float" office:value="14.7583408777489">
            <text:p>14.7583408777</text:p>
          </table:table-cell>
          <table:table-cell office:value-type="float" office:value="18.4433454715993">
            <text:p>18.443345471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2302">
            <text:p>2302</text:p>
          </table:table-cell>
          <table:table-cell office:value-type="float" office:value="4225">
            <text:p>4225</text:p>
          </table:table-cell>
          <table:table-cell office:value-type="float" office:value="9002">
            <text:p>9002</text:p>
          </table:table-cell>
          <table:table-cell office:value-type="float" office:value="95">
            <text:p>95</text:p>
          </table:table-cell>
          <table:table-cell office:value-type="float" office:value="244.875">
            <text:p>244.875</text:p>
          </table:table-cell>
          <table:table-cell office:value-type="float" office:value="357.375">
            <text:p>357.375</text:p>
          </table:table-cell>
          <table:table-cell office:value-type="float" office:value="0.0412684622067767">
            <text:p>0.0412684622</text:p>
          </table:table-cell>
          <table:table-cell office:value-type="float" office:value="0.0579585798816568">
            <text:p>0.0579585799</text:p>
          </table:table-cell>
          <table:table-cell office:value-type="float" office:value="0.039699511219729">
            <text:p>0.0396995112</text:p>
          </table:table-cell>
          <table:table-cell office:value-type="float" office:value="1.14777766623063">
            <text:p>1.1477776662</text:p>
          </table:table-cell>
          <table:table-cell office:value-type="float" office:value="1.20943905567032">
            <text:p>1.2094390557</text:p>
          </table:table-cell>
          <table:table-cell office:value-type="float" office:value="1.14203734960358">
            <text:p>1.1420373496</text:p>
          </table:table-cell>
          <table:table-cell office:value-type="float" office:value="17.140288396327">
            <text:p>17.1402883963</text:p>
          </table:table-cell>
          <table:table-cell office:value-type="float" office:value="12.3026734788172">
            <text:p>12.3026734788</text:p>
          </table:table-cell>
          <table:table-cell office:value-type="float" office:value="17.8041665388389">
            <text:p>17.804166538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2180">
            <text:p>2180</text:p>
          </table:table-cell>
          <table:table-cell office:value-type="float" office:value="4250">
            <text:p>4250</text:p>
          </table:table-cell>
          <table:table-cell office:value-type="float" office:value="8449">
            <text:p>8449</text:p>
          </table:table-cell>
          <table:table-cell office:value-type="float" office:value="167.25">
            <text:p>167.25</text:p>
          </table:table-cell>
          <table:table-cell office:value-type="float" office:value="270.75">
            <text:p>270.75</text:p>
          </table:table-cell>
          <table:table-cell office:value-type="float" office:value="417.125">
            <text:p>417.125</text:p>
          </table:table-cell>
          <table:table-cell office:value-type="float" office:value="0.0767201834862385">
            <text:p>0.0767201835</text:p>
          </table:table-cell>
          <table:table-cell office:value-type="float" office:value="0.0637058823529412">
            <text:p>0.0637058824</text:p>
          </table:table-cell>
          <table:table-cell office:value-type="float" office:value="0.0493697478991597">
            <text:p>0.0493697479</text:p>
          </table:table-cell>
          <table:table-cell office:value-type="float" office:value="1.28005717584799">
            <text:p>1.2800571758</text:p>
          </table:table-cell>
          <table:table-cell office:value-type="float" office:value="1.23092512955017">
            <text:p>1.2309251296</text:p>
          </table:table-cell>
          <table:table-cell office:value-type="float" office:value="1.17757136678201">
            <text:p>1.1775713668</text:p>
          </table:table-cell>
          <table:table-cell office:value-type="float" office:value="9.37704773764253">
            <text:p>9.3770477376</text:p>
          </table:table-cell>
          <table:table-cell office:value-type="float" office:value="11.2234331385492">
            <text:p>11.2234331385</text:p>
          </table:table-cell>
          <table:table-cell office:value-type="float" office:value="14.3837075086788">
            <text:p>14.383707508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 office:value-type="float" office:value="70">
            <text:p>70</text:p>
          </table:table-cell>
          <table:table-cell office:value-type="float" office:value="2315">
            <text:p>2315</text:p>
          </table:table-cell>
          <table:table-cell office:value-type="float" office:value="4644">
            <text:p>4644</text:p>
          </table:table-cell>
          <table:table-cell office:value-type="float" office:value="9649">
            <text:p>9649</text:p>
          </table:table-cell>
          <table:table-cell office:value-type="float" office:value="190.625">
            <text:p>190.625</text:p>
          </table:table-cell>
          <table:table-cell office:value-type="float" office:value="290.875">
            <text:p>290.875</text:p>
          </table:table-cell>
          <table:table-cell office:value-type="float" office:value="268.75">
            <text:p>268.75</text:p>
          </table:table-cell>
          <table:table-cell office:value-type="float" office:value="0.0823434125269978">
            <text:p>0.0823434125</text:p>
          </table:table-cell>
          <table:table-cell office:value-type="float" office:value="0.0626345822566753">
            <text:p>0.0626345823</text:p>
          </table:table-cell>
          <table:table-cell office:value-type="float" office:value="0.0278526272152555">
            <text:p>0.0278526272</text:p>
          </table:table-cell>
          <table:table-cell office:value-type="float" office:value="1.30149160151421">
            <text:p>1.3014916015</text:p>
          </table:table-cell>
          <table:table-cell office:value-type="float" office:value="1.22691029605152">
            <text:p>1.2269102961</text:p>
          </table:table-cell>
          <table:table-cell office:value-type="float" office:value="1.09900470218527">
            <text:p>1.0990047022</text:p>
          </table:table-cell>
          <table:table-cell office:value-type="float" office:value="8.75976459463191">
            <text:p>8.7597645946</text:p>
          </table:table-cell>
          <table:table-cell office:value-type="float" office:value="11.4095898366904">
            <text:p>11.4095898367</text:p>
          </table:table-cell>
          <table:table-cell office:value-type="float" office:value="25.2312273173253">
            <text:p>25.231227317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2565">
            <text:p>2565</text:p>
          </table:table-cell>
          <table:table-cell office:value-type="float" office:value="4860">
            <text:p>4860</text:p>
          </table:table-cell>
          <table:table-cell office:value-type="float" office:value="8572">
            <text:p>8572</text:p>
          </table:table-cell>
          <table:table-cell office:value-type="float" office:value="218.75">
            <text:p>218.75</text:p>
          </table:table-cell>
          <table:table-cell office:value-type="float" office:value="256.625">
            <text:p>256.625</text:p>
          </table:table-cell>
          <table:table-cell office:value-type="float" office:value="236.125">
            <text:p>236.125</text:p>
          </table:table-cell>
          <table:table-cell office:value-type="float" office:value="0.0852826510721248">
            <text:p>0.0852826511</text:p>
          </table:table-cell>
          <table:table-cell office:value-type="float" office:value="0.0528034979423868">
            <text:p>0.0528034979</text:p>
          </table:table-cell>
          <table:table-cell office:value-type="float" office:value="0.0275460802613159">
            <text:p>0.0275460803</text:p>
          </table:table-cell>
          <table:table-cell office:value-type="float" office:value="1.31274461467726">
            <text:p>1.3127446147</text:p>
          </table:table-cell>
          <table:table-cell office:value-type="float" office:value="1.19027713321246">
            <text:p>1.1902771332</text:p>
          </table:table-cell>
          <table:table-cell office:value-type="float" office:value="1.09789850252862">
            <text:p>1.0978985025</text:p>
          </table:table-cell>
          <table:table-cell office:value-type="float" office:value="8.4694926247045">
            <text:p>8.4694926247</text:p>
          </table:table-cell>
          <table:table-cell office:value-type="float" office:value="13.4705193380519">
            <text:p>13.4705193381</text:p>
          </table:table-cell>
          <table:table-cell office:value-type="float" office:value="25.5081914352851">
            <text:p>25.508191435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2736">
            <text:p>2736</text:p>
          </table:table-cell>
          <table:table-cell office:value-type="float" office:value="5281">
            <text:p>5281</text:p>
          </table:table-cell>
          <table:table-cell office:value-type="float" office:value="8774">
            <text:p>8774</text:p>
          </table:table-cell>
          <table:table-cell office:value-type="float" office:value="239.75">
            <text:p>239.75</text:p>
          </table:table-cell>
          <table:table-cell office:value-type="float" office:value="325.125">
            <text:p>325.125</text:p>
          </table:table-cell>
          <table:table-cell office:value-type="float" office:value="-48.875">
            <text:p>-48.875</text:p>
          </table:table-cell>
          <table:table-cell office:value-type="float" office:value="0.0876279239766082">
            <text:p>0.087627924</text:p>
          </table:table-cell>
          <table:table-cell office:value-type="float" office:value="0.0615650444991479">
            <text:p>0.0615650445</text:p>
          </table:table-cell>
          <table:table-cell office:value-type="float" office:value="-0.00557043537725097">
            <text:p>-0.0055704354</text:p>
          </table:table-cell>
          <table:table-cell office:value-type="float" office:value="1.32174789391661">
            <text:p>1.3217478939</text:p>
          </table:table-cell>
          <table:table-cell office:value-type="float" office:value="1.22290655496721">
            <text:p>1.222906555</text:p>
          </table:table-cell>
          <table:table-cell office:value-type="float" office:value="0.980564294490194">
            <text:p>0.9805642945</text:p>
          </table:table-cell>
          <table:table-cell office:value-type="float" office:value="8.25183974618649">
            <text:p>8.2518397462</text:p>
          </table:table-cell>
          <table:table-cell office:value-type="float" office:value="11.6019010254907">
            <text:p>11.6019010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2820">
            <text:p>2820</text:p>
          </table:table-cell>
          <table:table-cell office:value-type="float" office:value="5708">
            <text:p>5708</text:p>
          </table:table-cell>
          <table:table-cell office:value-type="float" office:value="9674">
            <text:p>9674</text:p>
          </table:table-cell>
          <table:table-cell office:value-type="float" office:value="307">
            <text:p>307</text:p>
          </table:table-cell>
          <table:table-cell office:value-type="float" office:value="94.75">
            <text:p>94.75</text:p>
          </table:table-cell>
          <table:table-cell office:value-type="float" office:value="7.875">
            <text:p>7.875</text:p>
          </table:table-cell>
          <table:table-cell office:value-type="float" office:value="0.10886524822695">
            <text:p>0.1088652482</text:p>
          </table:table-cell>
          <table:table-cell office:value-type="float" office:value="0.0165995094604064">
            <text:p>0.0165995095</text:p>
          </table:table-cell>
          <table:table-cell office:value-type="float" office:value="0.000814037626628075">
            <text:p>0.0008140376</text:p>
          </table:table-cell>
          <table:table-cell office:value-type="float" office:value="1.4042575876465">
            <text:p>1.4042575876</text:p>
          </table:table-cell>
          <table:table-cell office:value-type="float" office:value="1.0586383487915">
            <text:p>1.0586383488</text:p>
          </table:table-cell>
          <table:table-cell office:value-type="float" office:value="1.00285043050142">
            <text:p>1.0028504305</text:p>
          </table:table-cell>
          <table:table-cell office:value-type="float" office:value="6.70762536615319">
            <text:p>6.707625366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97">
            <text:p>97</text:p>
          </table:table-cell>
          <table:table-cell office:value-type="float" office:value="2895">
            <text:p>2895</text:p>
          </table:table-cell>
          <table:table-cell office:value-type="float" office:value="5595">
            <text:p>5595</text:p>
          </table:table-cell>
          <table:table-cell office:value-type="float" office:value="9020">
            <text:p>9020</text:p>
          </table:table-cell>
          <table:table-cell office:value-type="float" office:value="252.5">
            <text:p>252.5</text:p>
          </table:table-cell>
          <table:table-cell office:value-type="float" office:value="315">
            <text:p>315</text:p>
          </table:table-cell>
          <table:table-cell office:value-type="float" office:value="-516.375">
            <text:p>-516.375</text:p>
          </table:table-cell>
          <table:table-cell office:value-type="float" office:value="0.0872193436960276">
            <text:p>0.0872193437</text:p>
          </table:table-cell>
          <table:table-cell office:value-type="float" office:value="0.0563002680965147">
            <text:p>0.0563002681</text:p>
          </table:table-cell>
          <table:table-cell office:value-type="float" office:value="-0.0572477827050998">
            <text:p>-0.0572477827</text:p>
          </table:table-cell>
          <table:table-cell office:value-type="float" office:value="1.32017784220904">
            <text:p>1.3201778422</text:p>
          </table:table-cell>
          <table:table-cell office:value-type="float" office:value="1.20326358990577">
            <text:p>1.2032635899</text:p>
          </table:table-cell>
          <table:table-cell office:value-type="float" office:value="0.806056285436465">
            <text:p>0.8060562854</text:p>
          </table:table-cell>
          <table:table-cell office:value-type="float" office:value="8.28891650217864">
            <text:p>8.2889165022</text:p>
          </table:table-cell>
          <table:table-cell office:value-type="float" office:value="12.6550241724831">
            <text:p>12.6550241725</text:p>
          </table:table-cell>
          <table:table-cell office:value-type="float" office:value="-11.7578646881699">
            <text:p>-11.757864688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3262">
            <text:p>3262</text:p>
          </table:table-cell>
          <table:table-cell office:value-type="float" office:value="5650">
            <text:p>5650</text:p>
          </table:table-cell>
          <table:table-cell office:value-type="float" office:value="8749">
            <text:p>8749</text:p>
          </table:table-cell>
          <table:table-cell office:value-type="float" office:value="232.25">
            <text:p>232.25</text:p>
          </table:table-cell>
          <table:table-cell office:value-type="float" office:value="906.875">
            <text:p>906.875</text:p>
          </table:table-cell>
          <table:table-cell office:value-type="float" office:value="-688.375">
            <text:p>-688.375</text:p>
          </table:table-cell>
          <table:table-cell office:value-type="float" office:value="0.0711986511342735">
            <text:p>0.0711986511</text:p>
          </table:table-cell>
          <table:table-cell office:value-type="float" office:value="0.160508849557522">
            <text:p>0.1605088496</text:p>
          </table:table-cell>
          <table:table-cell office:value-type="float" office:value="-0.0786804206194994">
            <text:p>-0.0786804206</text:p>
          </table:table-cell>
          <table:table-cell office:value-type="float" office:value="1.2591310048997">
            <text:p>1.2591310049</text:p>
          </table:table-cell>
          <table:table-cell office:value-type="float" office:value="1.61227663139243">
            <text:p>1.6122766314</text:p>
          </table:table-cell>
          <table:table-cell office:value-type="float" office:value="0.73675212066592">
            <text:p>0.7367521207</text:p>
          </table:table-cell>
          <table:table-cell office:value-type="float" office:value="10.0779987603207">
            <text:p>10.0779987603</text:p>
          </table:table-cell>
          <table:table-cell office:value-type="float" office:value="4.65641427053496">
            <text:p>4.6564142705</text:p>
          </table:table-cell>
          <table:table-cell office:value-type="float" office:value="-8.45834612714697">
            <text:p>-8.458346127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98">
            <text:p>98</text:p>
          </table:table-cell>
          <table:table-cell office:value-type="float" office:value="3786">
            <text:p>3786</text:p>
          </table:table-cell>
          <table:table-cell office:value-type="float" office:value="5555">
            <text:p>5555</text:p>
          </table:table-cell>
          <table:table-cell office:value-type="float" office:value="8410">
            <text:p>8410</text:p>
          </table:table-cell>
          <table:table-cell office:value-type="float" office:value="256.125">
            <text:p>256.125</text:p>
          </table:table-cell>
          <table:table-cell office:value-type="float" office:value="236.625">
            <text:p>236.625</text:p>
          </table:table-cell>
          <table:table-cell office:value-type="float" office:value="4.875">
            <text:p>4.875</text:p>
          </table:table-cell>
          <table:table-cell office:value-type="float" office:value="0.0676505546751189">
            <text:p>0.0676505547</text:p>
          </table:table-cell>
          <table:table-cell office:value-type="float" office:value="0.0425967596759676">
            <text:p>0.0425967597</text:p>
          </table:table-cell>
          <table:table-cell office:value-type="float" office:value="0.000579667063020214">
            <text:p>0.0005796671</text:p>
          </table:table-cell>
          <table:table-cell office:value-type="float" office:value="1.2457470725567">
            <text:p>1.2457470726</text:p>
          </table:table-cell>
          <table:table-cell office:value-type="float" office:value="1.15264504737828">
            <text:p>1.1526450474</text:p>
          </table:table-cell>
          <table:table-cell office:value-type="float" office:value="1.00202949330782">
            <text:p>1.0020294933</text:p>
          </table:table-cell>
          <table:table-cell office:value-type="float" office:value="10.5887867622813">
            <text:p>10.5887867623</text:p>
          </table:table-cell>
          <table:table-cell office:value-type="float" office:value="16.616462448713">
            <text:p>16.61646244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2250">
            <text:p>2250</text:p>
          </table:table-cell>
          <table:table-cell office:value-type="float" office:value="6003">
            <text:p>6003</text:p>
          </table:table-cell>
          <table:table-cell office:value-type="float" office:value="9674">
            <text:p>9674</text:p>
          </table:table-cell>
          <table:table-cell office:value-type="float" office:value="-29.75">
            <text:p>-29.75</text:p>
          </table:table-cell>
          <table:table-cell office:value-type="float" office:value="-185.375">
            <text:p>-185.375</text:p>
          </table:table-cell>
          <table:table-cell office:value-type="float" office:value="7.875">
            <text:p>7.875</text:p>
          </table:table-cell>
          <table:table-cell office:value-type="float" office:value="-0.0132222222222222">
            <text:p>-0.0132222222</text:p>
          </table:table-cell>
          <table:table-cell office:value-type="float" office:value="-0.030880393136765">
            <text:p>-0.0308803931</text:p>
          </table:table-cell>
          <table:table-cell office:value-type="float" office:value="0.000814037626628075">
            <text:p>0.0008140376</text:p>
          </table:table-cell>
          <table:table-cell office:value-type="float" office:value="0.95406488345679">
            <text:p>0.9540648835</text:p>
          </table:table-cell>
          <table:table-cell office:value-type="float" office:value="0.893787677434674">
            <text:p>0.8937876774</text:p>
          </table:table-cell>
          <table:table-cell office:value-type="float" office:value="1.00285043050142">
            <text:p>1.0028504305</text:p>
          </table:table-cell>
          <table:table-cell office:value-type="float" office:value="0">
            <text:p>0</text:p>
          </table:table-cell>
          <table:table-cell office:value-type="float" office:value="-22.097804885939">
            <text:p>-22.09780488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1575">
            <text:p>1575</text:p>
          </table:table-cell>
          <table:table-cell office:value-type="float" office:value="6362">
            <text:p>6362</text:p>
          </table:table-cell>
          <table:table-cell office:value-type="float" office:value="17500">
            <text:p>17500</text:p>
          </table:table-cell>
          <table:table-cell office:value-type="float" office:value="394.375">
            <text:p>394.375</text:p>
          </table:table-cell>
          <table:table-cell office:value-type="float" office:value="-141.75">
            <text:p>-141.75</text:p>
          </table:table-cell>
          <table:table-cell office:value-type="float" office:value="5647.25">
            <text:p>5647.25</text:p>
          </table:table-cell>
          <table:table-cell office:value-type="float" office:value="0.250396825396825">
            <text:p>0.2503968254</text:p>
          </table:table-cell>
          <table:table-cell office:value-type="float" office:value="-0.0222807293303992">
            <text:p>-0.0222807293</text:p>
          </table:table-cell>
          <table:table-cell office:value-type="float" office:value="0.3227">
            <text:p>0.3227</text:p>
          </table:table-cell>
          <table:table-cell office:value-type="float" office:value="1.99927808641975">
            <text:p>1.9992780864</text:p>
          </table:table-cell>
          <table:table-cell office:value-type="float" office:value="0.922990451906612">
            <text:p>0.9229904519</text:p>
          </table:table-cell>
          <table:table-cell office:value-type="float" office:value="2.3335551684">
            <text:p>2.3335551684</text:p>
          </table:table-cell>
          <table:table-cell office:value-type="float" office:value="3.10187147086903">
            <text:p>3.1018714709</text:p>
          </table:table-cell>
          <table:table-cell office:value-type="float" office:value="-30.7618417258663">
            <text:p>-30.7618417259</text:p>
          </table:table-cell>
          <table:table-cell office:value-type="float" office:value="2.47840145754684">
            <text:p>2.478401457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1650">
            <text:p>1650</text:p>
          </table:table-cell>
          <table:table-cell office:value-type="float" office:value="6052">
            <text:p>6052</text:p>
          </table:table-cell>
          <table:table-cell office:value-type="float" office:value="28250">
            <text:p>28250</text:p>
          </table:table-cell>
          <table:table-cell office:value-type="float" office:value="827.5">
            <text:p>827.5</text:p>
          </table:table-cell>
          <table:table-cell office:value-type="float" office:value="42.875">
            <text:p>42.875</text:p>
          </table:table-cell>
          <table:table-cell office:value-type="float" office:value="5490.375">
            <text:p>5490.375</text:p>
          </table:table-cell>
          <table:table-cell office:value-type="float" office:value="0.501515151515151">
            <text:p>0.5015151515</text:p>
          </table:table-cell>
          <table:table-cell office:value-type="float" office:value="0.00708443489755453">
            <text:p>0.0070844349</text:p>
          </table:table-cell>
          <table:table-cell office:value-type="float" office:value="0.194349557522124">
            <text:p>0.1943495575</text:p>
          </table:table-cell>
          <table:table-cell office:value-type="float" office:value="3.24827722681359">
            <text:p>3.2482772268</text:p>
          </table:table-cell>
          <table:table-cell office:value-type="float" office:value="1.02489389300836">
            <text:p>1.024893893</text:p>
          </table:table-cell>
          <table:table-cell office:value-type="float" office:value="1.75425608232516">
            <text:p>1.7542560823</text:p>
          </table:table-cell>
          <table:table-cell office:value-type="float" office:value="1.70526525202529">
            <text:p>1.705265252</text:p>
          </table:table-cell>
          <table:table-cell office:value-type="float" office:value="0">
            <text:p>0</text:p>
          </table:table-cell>
          <table:table-cell office:value-type="float" office:value="3.90281764408675">
            <text:p>3.902817644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2400">
            <text:p>2400</text:p>
          </table:table-cell>
          <table:table-cell office:value-type="float" office:value="6022">
            <text:p>6022</text:p>
          </table:table-cell>
          <table:table-cell office:value-type="float" office:value="39500">
            <text:p>39500</text:p>
          </table:table-cell>
          <table:table-cell office:value-type="float" office:value="1162.5">
            <text:p>1162.5</text:p>
          </table:table-cell>
          <table:table-cell office:value-type="float" office:value="3.375">
            <text:p>3.375</text:p>
          </table:table-cell>
          <table:table-cell office:value-type="float" office:value="4562.5">
            <text:p>4562.5</text:p>
          </table:table-cell>
          <table:table-cell office:value-type="float" office:value="0.484375">
            <text:p>0.484375</text:p>
          </table:table-cell>
          <table:table-cell office:value-type="float" office:value="0.000560445034872135">
            <text:p>0.000560445</text:p>
          </table:table-cell>
          <table:table-cell office:value-type="float" office:value="0.115506329113924">
            <text:p>0.1155063291</text:p>
          </table:table-cell>
          <table:table-cell office:value-type="float" office:value="3.155166015625">
            <text:p>3.1551660156</text:p>
          </table:table-cell>
          <table:table-cell office:value-type="float" office:value="1.00196217325538">
            <text:p>1.0019621733</text:p>
          </table:table-cell>
          <table:table-cell office:value-type="float" office:value="1.43042190754687">
            <text:p>1.4304219075</text:p>
          </table:table-cell>
          <table:table-cell office:value-type="float" office:value="1.75483049632328">
            <text:p>1.7548304963</text:p>
          </table:table-cell>
          <table:table-cell office:value-type="float" office:value="0">
            <text:p>0</text:p>
          </table:table-cell>
          <table:table-cell office:value-type="float" office:value="6.34120639960684">
            <text:p>6.3412063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float" office:value="3045">
            <text:p>3045</text:p>
          </table:table-cell>
          <table:table-cell office:value-type="float" office:value="6392">
            <text:p>6392</text:p>
          </table:table-cell>
          <table:table-cell office:value-type="float" office:value="45000">
            <text:p>45000</text:p>
          </table:table-cell>
          <table:table-cell office:value-type="float" office:value="-207.625">
            <text:p>-207.625</text:p>
          </table:table-cell>
          <table:table-cell office:value-type="float" office:value="1092.75">
            <text:p>1092.75</text:p>
          </table:table-cell>
          <table:table-cell office:value-type="float" office:value="3531.25">
            <text:p>3531.25</text:p>
          </table:table-cell>
          <table:table-cell office:value-type="float" office:value="-0.0681855500821018">
            <text:p>-0.0681855501</text:p>
          </table:table-cell>
          <table:table-cell office:value-type="float" office:value="0.170955882352941">
            <text:p>0.1709558824</text:p>
          </table:table-cell>
          <table:table-cell office:value-type="float" office:value="0.0784722222222222">
            <text:p>0.0784722222</text:p>
          </table:table-cell>
          <table:table-cell office:value-type="float" office:value="0.770463142423041">
            <text:p>0.7704631424</text:p>
          </table:table-cell>
          <table:table-cell office:value-type="float" office:value="1.655628379109">
            <text:p>1.6556283791</text:p>
          </table:table-cell>
          <table:table-cell office:value-type="float" office:value="1.28672224151235">
            <text:p>1.2867222415</text:p>
          </table:table-cell>
          <table:table-cell office:value-type="float" office:value="-9.81494972546697">
            <text:p>-9.8149497255</text:p>
          </table:table-cell>
          <table:table-cell office:value-type="float" office:value="4.3919996545333">
            <text:p>4.3919996545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4">
            <text:p>64</text:p>
          </table:table-cell>
          <table:table-cell office:value-type="float" office:value="3171">
            <text:p>3171</text:p>
          </table:table-cell>
          <table:table-cell office:value-type="float" office:value="6795">
            <text:p>6795</text:p>
          </table:table-cell>
          <table:table-cell office:value-type="float" office:value="52500">
            <text:p>52500</text:p>
          </table:table-cell>
          <table:table-cell office:value-type="float" office:value="-182.75">
            <text:p>-182.75</text:p>
          </table:table-cell>
          <table:table-cell office:value-type="float" office:value="-208.125">
            <text:p>-208.125</text:p>
          </table:table-cell>
          <table:table-cell office:value-type="float" office:value="2531.25">
            <text:p>2531.25</text:p>
          </table:table-cell>
          <table:table-cell office:value-type="float" office:value="-0.0576316619362977">
            <text:p>-0.0576316619</text:p>
          </table:table-cell>
          <table:table-cell office:value-type="float" office:value="-0.0306291390728477">
            <text:p>-0.0306291391</text:p>
          </table:table-cell>
          <table:table-cell office:value-type="float" office:value="0.0482142857142857">
            <text:p>0.0482142857</text:p>
          </table:table-cell>
          <table:table-cell office:value-type="float" office:value="0.804799143799736">
            <text:p>0.8047991438</text:p>
          </table:table-cell>
          <table:table-cell office:value-type="float" office:value="0.894636775799307">
            <text:p>0.8946367758</text:p>
          </table:table-cell>
          <table:table-cell office:value-type="float" office:value="1.17330625">
            <text:p>1.17330625</text:p>
          </table:table-cell>
          <table:table-cell office:value-type="float" office:value="-11.6771919302152">
            <text:p>-11.6771919302</text:p>
          </table:table-cell>
          <table:table-cell office:value-type="float" office:value="-22.2819483292016">
            <text:p>-22.2819483292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2772">
            <text:p>2772</text:p>
          </table:table-cell>
          <table:table-cell office:value-type="float" office:value="6764">
            <text:p>6764</text:p>
          </table:table-cell>
          <table:table-cell office:value-type="float" office:value="51000">
            <text:p>51000</text:p>
          </table:table-cell>
          <table:table-cell office:value-type="float" office:value="-130.25">
            <text:p>-130.25</text:p>
          </table:table-cell>
          <table:table-cell office:value-type="float" office:value="19">
            <text:p>19</text:p>
          </table:table-cell>
          <table:table-cell office:value-type="float" office:value="593.75">
            <text:p>593.75</text:p>
          </table:table-cell>
          <table:table-cell office:value-type="float" office:value="-0.0469877344877345">
            <text:p>-0.0469877345</text:p>
          </table:table-cell>
          <table:table-cell office:value-type="float" office:value="0.00280898876404494">
            <text:p>0.0028089888</text:p>
          </table:table-cell>
          <table:table-cell office:value-type="float" office:value="0.0116421568627451">
            <text:p>0.0116421569</text:p>
          </table:table-cell>
          <table:table-cell office:value-type="float" office:value="0.839870309789817">
            <text:p>0.8398703098</text:p>
          </table:table-cell>
          <table:table-cell office:value-type="float" office:value="1.0098469258932">
            <text:p>1.0098469259</text:p>
          </table:table-cell>
          <table:table-cell office:value-type="float" office:value="1.04101320705978">
            <text:p>1.0410132071</text:p>
          </table:table-cell>
          <table:table-cell office:value-type="float" office:value="-14.4023086325243">
            <text:p>-14.40230863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2541">
            <text:p>2541</text:p>
          </table:table-cell>
          <table:table-cell office:value-type="float" office:value="6118">
            <text:p>6118</text:p>
          </table:table-cell>
          <table:table-cell office:value-type="float" office:value="45000">
            <text:p>45000</text:p>
          </table:table-cell>
          <table:table-cell office:value-type="float" office:value="-40.5">
            <text:p>-40.5</text:p>
          </table:table-cell>
          <table:table-cell office:value-type="float" office:value="35.625">
            <text:p>35.625</text:p>
          </table:table-cell>
          <table:table-cell office:value-type="float" office:value="3500">
            <text:p>3500</text:p>
          </table:table-cell>
          <table:table-cell office:value-type="float" office:value="-0.0159386068476978">
            <text:p>-0.0159386068</text:p>
          </table:table-cell>
          <table:table-cell office:value-type="float" office:value="0.00582298136645963">
            <text:p>0.0058229814</text:p>
          </table:table-cell>
          <table:table-cell office:value-type="float" office:value="0.0777777777777778">
            <text:p>0.0777777778</text:p>
          </table:table-cell>
          <table:table-cell office:value-type="float" office:value="0.944712792842019">
            <text:p>0.9447127928</text:p>
          </table:table-cell>
          <table:table-cell office:value-type="float" office:value="1.02044689272212">
            <text:p>1.0204468927</text:p>
          </table:table-cell>
          <table:table-cell office:value-type="float" office:value="1.28407901234568">
            <text:p>1.2840790123</text:p>
          </table:table-cell>
          <table:table-cell table:number-columns-repeated="2" office:value-type="float" office:value="0">
            <text:p>0</text:p>
          </table:table-cell>
          <table:table-cell office:value-type="float" office:value="9.25413984703565">
            <text:p>9.25413984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045">
            <text:p>3045</text:p>
          </table:table-cell>
          <table:table-cell office:value-type="float" office:value="6235">
            <text:p>6235</text:p>
          </table:table-cell>
          <table:table-cell office:value-type="float" office:value="52500">
            <text:p>52500</text:p>
          </table:table-cell>
          <table:table-cell office:value-type="float" office:value="-207.625">
            <text:p>-207.625</text:p>
          </table:table-cell>
          <table:table-cell office:value-type="float" office:value="362.5">
            <text:p>362.5</text:p>
          </table:table-cell>
          <table:table-cell office:value-type="float" office:value="2531.25">
            <text:p>2531.25</text:p>
          </table:table-cell>
          <table:table-cell office:value-type="float" office:value="-0.0681855500821018">
            <text:p>-0.0681855501</text:p>
          </table:table-cell>
          <table:table-cell office:value-type="float" office:value="0.0581395348837209">
            <text:p>0.0581395349</text:p>
          </table:table-cell>
          <table:table-cell office:value-type="float" office:value="0.0482142857142857">
            <text:p>0.0482142857</text:p>
          </table:table-cell>
          <table:table-cell office:value-type="float" office:value="0.770463142423041">
            <text:p>0.7704631424</text:p>
          </table:table-cell>
          <table:table-cell office:value-type="float" office:value="1.21011357490535">
            <text:p>1.2101135749</text:p>
          </table:table-cell>
          <table:table-cell office:value-type="float" office:value="1.17330625">
            <text:p>1.17330625</text:p>
          </table:table-cell>
          <table:table-cell office:value-type="float" office:value="-9.81494972546697">
            <text:p>-9.8149497255</text:p>
          </table:table-cell>
          <table:table-cell office:value-type="float" office:value="12.2654409963782">
            <text:p>12.2654409964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3171">
            <text:p>3171</text:p>
          </table:table-cell>
          <table:table-cell office:value-type="float" office:value="6786">
            <text:p>6786</text:p>
          </table:table-cell>
          <table:table-cell office:value-type="float" office:value="51000">
            <text:p>51000</text:p>
          </table:table-cell>
          <table:table-cell office:value-type="float" office:value="-182.75">
            <text:p>-182.75</text:p>
          </table:table-cell>
          <table:table-cell office:value-type="float" office:value="246.5">
            <text:p>246.5</text:p>
          </table:table-cell>
          <table:table-cell office:value-type="float" office:value="593.75">
            <text:p>593.75</text:p>
          </table:table-cell>
          <table:table-cell office:value-type="float" office:value="-0.0576316619362977">
            <text:p>-0.0576316619</text:p>
          </table:table-cell>
          <table:table-cell office:value-type="float" office:value="0.0363247863247863">
            <text:p>0.0363247863</text:p>
          </table:table-cell>
          <table:table-cell office:value-type="float" office:value="0.0116421568627451">
            <text:p>0.0116421569</text:p>
          </table:table-cell>
          <table:table-cell office:value-type="float" office:value="0.804799143799736">
            <text:p>0.8047991438</text:p>
          </table:table-cell>
          <table:table-cell office:value-type="float" office:value="1.12972295273577">
            <text:p>1.1297229527</text:p>
          </table:table-cell>
          <table:table-cell office:value-type="float" office:value="1.04101320705978">
            <text:p>1.0410132071</text:p>
          </table:table-cell>
          <table:table-cell office:value-type="float" office:value="-11.6771919302152">
            <text:p>-11.6771919302</text:p>
          </table:table-cell>
          <table:table-cell office:value-type="float" office:value="19.4264467892027">
            <text:p>19.42644678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2772">
            <text:p>2772</text:p>
          </table:table-cell>
          <table:table-cell office:value-type="float" office:value="6312">
            <text:p>6312</text:p>
          </table:table-cell>
          <table:table-cell office:value-type="float" office:value="43500">
            <text:p>43500</text:p>
          </table:table-cell>
          <table:table-cell office:value-type="float" office:value="-130.25">
            <text:p>-130.25</text:p>
          </table:table-cell>
          <table:table-cell office:value-type="float" office:value="47.75">
            <text:p>47.75</text:p>
          </table:table-cell>
          <table:table-cell office:value-type="float" office:value="-1156.25">
            <text:p>-1156.25</text:p>
          </table:table-cell>
          <table:table-cell office:value-type="float" office:value="-0.0469877344877345">
            <text:p>-0.0469877345</text:p>
          </table:table-cell>
          <table:table-cell office:value-type="float" office:value="0.0075649556400507">
            <text:p>0.0075649556</text:p>
          </table:table-cell>
          <table:table-cell office:value-type="float" office:value="-0.0265804597701149">
            <text:p>-0.0265804598</text:p>
          </table:table-cell>
          <table:table-cell office:value-type="float" office:value="0.839870309789817">
            <text:p>0.8398703098</text:p>
          </table:table-cell>
          <table:table-cell office:value-type="float" office:value="1.0265895127057">
            <text:p>1.0265895127</text:p>
          </table:table-cell>
          <table:table-cell office:value-type="float" office:value="0.908353171654115">
            <text:p>0.9083531717</text:p>
          </table:table-cell>
          <table:table-cell office:value-type="float" office:value="-14.4023086325243">
            <text:p>-14.4023086325</text:p>
          </table:table-cell>
          <table:table-cell office:value-type="float" office:value="0">
            <text:p>0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0">
            <text:p>70</text:p>
          </table:table-cell>
          <table:table-cell office:value-type="float" office:value="2541">
            <text:p>2541</text:p>
          </table:table-cell>
          <table:table-cell office:value-type="float" office:value="6562">
            <text:p>6562</text:p>
          </table:table-cell>
          <table:table-cell office:value-type="float" office:value="36250">
            <text:p>36250</text:p>
          </table:table-cell>
          <table:table-cell office:value-type="float" office:value="-40.5">
            <text:p>-40.5</text:p>
          </table:table-cell>
          <table:table-cell office:value-type="float" office:value="398.5">
            <text:p>398.5</text:p>
          </table:table-cell>
          <table:table-cell office:value-type="float" office:value="-656.25">
            <text:p>-656.25</text:p>
          </table:table-cell>
          <table:table-cell office:value-type="float" office:value="-0.0159386068476978">
            <text:p>-0.0159386068</text:p>
          </table:table-cell>
          <table:table-cell office:value-type="float" office:value="0.0607284364523011">
            <text:p>0.0607284365</text:p>
          </table:table-cell>
          <table:table-cell office:value-type="float" office:value="-0.0181034482758621">
            <text:p>-0.0181034483</text:p>
          </table:table-cell>
          <table:table-cell office:value-type="float" office:value="0.944712792842019">
            <text:p>0.9447127928</text:p>
          </table:table-cell>
          <table:table-cell office:value-type="float" office:value="1.21977789585118">
            <text:p>1.2197778959</text:p>
          </table:table-cell>
          <table:table-cell office:value-type="float" office:value="0.937280291319857">
            <text:p>0.9372802913</text:p>
          </table:table-cell>
          <table:table-cell office:value-type="float" office:value="0">
            <text:p>0</text:p>
          </table:table-cell>
          <table:table-cell office:value-type="float" office:value="11.7570499154956">
            <text:p>11.75704991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3171">
            <text:p>3171</text:p>
          </table:table-cell>
          <table:table-cell office:value-type="float" office:value="7334">
            <text:p>7334</text:p>
          </table:table-cell>
          <table:table-cell office:value-type="float" office:value="39750">
            <text:p>39750</text:p>
          </table:table-cell>
          <table:table-cell office:value-type="float" office:value="-97.125">
            <text:p>-97.125</text:p>
          </table:table-cell>
          <table:table-cell office:value-type="float" office:value="434.625">
            <text:p>434.625</text:p>
          </table:table-cell>
          <table:table-cell office:value-type="float" office:value="2062.5">
            <text:p>2062.5</text:p>
          </table:table-cell>
          <table:table-cell office:value-type="float" office:value="-0.0306291390728477">
            <text:p>-0.0306291391</text:p>
          </table:table-cell>
          <table:table-cell office:value-type="float" office:value="0.0592616580310881">
            <text:p>0.059261658</text:p>
          </table:table-cell>
          <table:table-cell office:value-type="float" office:value="0.0518867924528302">
            <text:p>0.0518867925</text:p>
          </table:table-cell>
          <table:table-cell office:value-type="float" office:value="0.894636775799307">
            <text:p>0.8946367758</text:p>
          </table:table-cell>
          <table:table-cell office:value-type="float" office:value="1.21429921356949">
            <text:p>1.2142992136</text:p>
          </table:table-cell>
          <table:table-cell office:value-type="float" office:value="1.18688056247775">
            <text:p>1.1868805625</text:p>
          </table:table-cell>
          <table:table-cell office:value-type="float" office:value="-22.2819483292016">
            <text:p>-22.2819483292</text:p>
          </table:table-cell>
          <table:table-cell office:value-type="float" office:value="12.0396334888878">
            <text:p>12.0396334889</text:p>
          </table:table-cell>
          <table:table-cell office:value-type="float" office:value="13.7024883528063">
            <text:p>13.702488352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158">
            <text:p>158</text:p>
          </table:table-cell>
          <table:table-cell office:value-type="float" office:value="2772">
            <text:p>2772</text:p>
          </table:table-cell>
          <table:table-cell office:value-type="float" office:value="7540">
            <text:p>7540</text:p>
          </table:table-cell>
          <table:table-cell office:value-type="float" office:value="43250">
            <text:p>43250</text:p>
          </table:table-cell>
          <table:table-cell office:value-type="float" office:value="-78.75">
            <text:p>-78.75</text:p>
          </table:table-cell>
          <table:table-cell office:value-type="float" office:value="670.625">
            <text:p>670.625</text:p>
          </table:table-cell>
          <table:table-cell office:value-type="float" office:value="1187.5">
            <text:p>1187.5</text:p>
          </table:table-cell>
          <table:table-cell office:value-type="float" office:value="-0.0284090909090909">
            <text:p>-0.0284090909</text:p>
          </table:table-cell>
          <table:table-cell office:value-type="float" office:value="0.0889423076923077">
            <text:p>0.0889423077</text:p>
          </table:table-cell>
          <table:table-cell office:value-type="float" office:value="0.0274566473988439">
            <text:p>0.0274566474</text:p>
          </table:table-cell>
          <table:table-cell office:value-type="float" office:value="0.902150051652893">
            <text:p>0.9021500517</text:p>
          </table:table-cell>
          <table:table-cell office:value-type="float" office:value="1.32680311575444">
            <text:p>1.3268031158</text:p>
          </table:table-cell>
          <table:table-cell office:value-type="float" office:value="1.09757584616927">
            <text:p>1.0975758462</text:p>
          </table:table-cell>
          <table:table-cell office:value-type="float" office:value="-24.0505424546661">
            <text:p>-24.0505424547</text:p>
          </table:table-cell>
          <table:table-cell office:value-type="float" office:value="8.13487479859596">
            <text:p>8.1348747986</text:p>
          </table:table-cell>
          <table:table-cell office:value-type="float" office:value="25.5901589779144">
            <text:p>25.5901589779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80">
            <text:p>180</text:p>
          </table:table-cell>
          <table:table-cell office:value-type="float" office:value="2541">
            <text:p>2541</text:p>
          </table:table-cell>
          <table:table-cell office:value-type="float" office:value="7830">
            <text:p>7830</text:p>
          </table:table-cell>
          <table:table-cell office:value-type="float" office:value="43500">
            <text:p>43500</text:p>
          </table:table-cell>
          <table:table-cell office:value-type="float" office:value="49.875">
            <text:p>49.875</text:p>
          </table:table-cell>
          <table:table-cell office:value-type="float" office:value="517.5">
            <text:p>517.5</text:p>
          </table:table-cell>
          <table:table-cell office:value-type="float" office:value="2875">
            <text:p>2875</text:p>
          </table:table-cell>
          <table:table-cell office:value-type="float" office:value="0.0196280991735537">
            <text:p>0.0196280992</text:p>
          </table:table-cell>
          <table:table-cell table:number-columns-repeated="2" office:value-type="float" office:value="0.0660919540229885">
            <text:p>0.066091954</text:p>
          </table:table-cell>
          <table:table-cell office:value-type="float" office:value="1.06945346117069">
            <text:p>1.0694534612</text:p>
          </table:table-cell>
          <table:table-cell table:number-columns-repeated="2" office:value-type="float" office:value="1.23988340599815">
            <text:p>1.239883406</text:p>
          </table:table-cell>
          <table:table-cell office:value-type="float" office:value="0">
            <text:p>0</text:p>
          </table:table-cell>
          <table:table-cell table:number-columns-repeated="2" office:value-type="float" office:value="10.8304952919625">
            <text:p>10.83049529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10">
            <text:p>210</text:p>
          </table:table-cell>
          <table:table-cell office:value-type="float" office:value="3339">
            <text:p>3339</text:p>
          </table:table-cell>
          <table:table-cell office:value-type="float" office:value="8685">
            <text:p>8685</text:p>
          </table:table-cell>
          <table:table-cell office:value-type="float" office:value="48250">
            <text:p>48250</text:p>
          </table:table-cell>
          <table:table-cell office:value-type="float" office:value="173.25">
            <text:p>173.25</text:p>
          </table:table-cell>
          <table:table-cell office:value-type="float" office:value="714.375">
            <text:p>714.375</text:p>
          </table:table-cell>
          <table:table-cell office:value-type="float" office:value="3968.75">
            <text:p>3968.75</text:p>
          </table:table-cell>
          <table:table-cell office:value-type="float" office:value="0.0518867924528302">
            <text:p>0.0518867925</text:p>
          </table:table-cell>
          <table:table-cell table:number-columns-repeated="2" office:value-type="float" office:value="0.0822538860103627">
            <text:p>0.082253886</text:p>
          </table:table-cell>
          <table:table-cell office:value-type="float" office:value="1.18688056247775">
            <text:p>1.1868805625</text:p>
          </table:table-cell>
          <table:table-cell table:number-columns-repeated="2" office:value-type="float" office:value="1.30114937649333">
            <text:p>1.3011493765</text:p>
          </table:table-cell>
          <table:table-cell office:value-type="float" office:value="13.7024883528063">
            <text:p>13.7024883528</text:p>
          </table:table-cell>
          <table:table-cell table:number-columns-repeated="2" office:value-type="float" office:value="8.76893140437852">
            <text:p>8.768931404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04">
            <text:p>204</text:p>
          </table:table-cell>
          <table:table-cell office:value-type="float" office:value="3633">
            <text:p>3633</text:p>
          </table:table-cell>
          <table:table-cell office:value-type="float" office:value="9894">
            <text:p>9894</text:p>
          </table:table-cell>
          <table:table-cell office:value-type="float" office:value="52750">
            <text:p>52750</text:p>
          </table:table-cell>
          <table:table-cell office:value-type="float" office:value="99.75">
            <text:p>99.75</text:p>
          </table:table-cell>
          <table:table-cell office:value-type="float" office:value="240.625">
            <text:p>240.625</text:p>
          </table:table-cell>
          <table:table-cell office:value-type="float" office:value="4125">
            <text:p>4125</text:p>
          </table:table-cell>
          <table:table-cell office:value-type="float" office:value="0.0274566473988439">
            <text:p>0.0274566474</text:p>
          </table:table-cell>
          <table:table-cell office:value-type="float" office:value="0.0243202951283606">
            <text:p>0.0243202951</text:p>
          </table:table-cell>
          <table:table-cell office:value-type="float" office:value="0.0781990521327014">
            <text:p>0.0781990521</text:p>
          </table:table-cell>
          <table:table-cell office:value-type="float" office:value="1.09757584616927">
            <text:p>1.0975758462</text:p>
          </table:table-cell>
          <table:table-cell office:value-type="float" office:value="1.08628032738932">
            <text:p>1.0862803274</text:p>
          </table:table-cell>
          <table:table-cell office:value-type="float" office:value="1.28568226230318">
            <text:p>1.2856822623</text:p>
          </table:table-cell>
          <table:table-cell office:value-type="float" office:value="25.5901589779144">
            <text:p>25.5901589779</text:p>
          </table:table-cell>
          <table:table-cell office:value-type="float" office:value="28.8459573776053">
            <text:p>28.8459573776</text:p>
          </table:table-cell>
          <table:table-cell office:value-type="float" office:value="9.20610708576988">
            <text:p>9.206107085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174">
            <text:p>174</text:p>
          </table:table-cell>
          <table:table-cell office:value-type="float" office:value="3654">
            <text:p>3654</text:p>
          </table:table-cell>
          <table:table-cell office:value-type="float" office:value="10475">
            <text:p>10475</text:p>
          </table:table-cell>
          <table:table-cell office:value-type="float" office:value="47250">
            <text:p>47250</text:p>
          </table:table-cell>
          <table:table-cell office:value-type="float" office:value="241.5">
            <text:p>241.5</text:p>
          </table:table-cell>
          <table:table-cell office:value-type="float" office:value="295.25">
            <text:p>295.25</text:p>
          </table:table-cell>
          <table:table-cell office:value-type="float" office:value="5156.25">
            <text:p>5156.25</text:p>
          </table:table-cell>
          <table:table-cell office:value-type="float" office:value="0.0660919540229885">
            <text:p>0.066091954</text:p>
          </table:table-cell>
          <table:table-cell office:value-type="float" office:value="0.0281861575178998">
            <text:p>0.0281861575</text:p>
          </table:table-cell>
          <table:table-cell office:value-type="float" office:value="0.109126984126984">
            <text:p>0.1091269841</text:p>
          </table:table-cell>
          <table:table-cell office:value-type="float" office:value="1.23988340599815">
            <text:p>1.239883406</text:p>
          </table:table-cell>
          <table:table-cell office:value-type="float" office:value="1.10020869188487">
            <text:p>1.1002086919</text:p>
          </table:table-cell>
          <table:table-cell office:value-type="float" office:value="1.40528549382716">
            <text:p>1.4052854938</text:p>
          </table:table-cell>
          <table:table-cell office:value-type="float" office:value="10.8304952919625">
            <text:p>10.830495292</text:p>
          </table:table-cell>
          <table:table-cell office:value-type="float" office:value="24.9367266024711">
            <text:p>24.9367266025</text:p>
          </table:table-cell>
          <table:table-cell office:value-type="float" office:value="6.69234074584823">
            <text:p>6.692340745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3">
            <text:p>3</text:p>
          </table:table-cell>
          <table:table-cell office:value-type="float" office:value="145">
            <text:p>145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4053">
            <text:p>4053</text:p>
          </table:table-cell>
          <table:table-cell office:value-type="float" office:value="9430">
            <text:p>9430</text:p>
          </table:table-cell>
          <table:table-cell office:value-type="float" office:value="56000">
            <text:p>56000</text:p>
          </table:table-cell>
          <table:table-cell office:value-type="float" office:value="333.375">
            <text:p>333.375</text:p>
          </table:table-cell>
          <table:table-cell office:value-type="float" office:value="416.875">
            <text:p>416.875</text:p>
          </table:table-cell>
          <table:table-cell office:value-type="float" office:value="2687.5">
            <text:p>2687.5</text:p>
          </table:table-cell>
          <table:table-cell office:value-type="float" office:value="0.0822538860103627">
            <text:p>0.082253886</text:p>
          </table:table-cell>
          <table:table-cell office:value-type="float" office:value="0.0442073170731707">
            <text:p>0.0442073171</text:p>
          </table:table-cell>
          <table:table-cell office:value-type="float" office:value="0.0479910714285714">
            <text:p>0.0479910714</text:p>
          </table:table-cell>
          <table:table-cell office:value-type="float" office:value="1.30114937649333">
            <text:p>1.3011493765</text:p>
          </table:table-cell>
          <table:table-cell office:value-type="float" office:value="1.1585560120464">
            <text:p>1.158556012</text:p>
          </table:table-cell>
          <table:table-cell office:value-type="float" office:value="1.17248291015625">
            <text:p>1.1724829102</text:p>
          </table:table-cell>
          <table:table-cell office:value-type="float" office:value="8.76893140437852">
            <text:p>8.7689314044</text:p>
          </table:table-cell>
          <table:table-cell office:value-type="float" office:value="16.0235422420987">
            <text:p>16.0235422421</text:p>
          </table:table-cell>
          <table:table-cell office:value-type="float" office:value="14.7871189580753">
            <text:p>14.787118958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151">
            <text:p>151</text:p>
          </table:table-cell>
          <table:table-cell office:value-type="float" office:value="4431">
            <text:p>4431</text:p>
          </table:table-cell>
          <table:table-cell office:value-type="float" office:value="10166">
            <text:p>10166</text:p>
          </table:table-cell>
          <table:table-cell office:value-type="float" office:value="62000">
            <text:p>62000</text:p>
          </table:table-cell>
          <table:table-cell office:value-type="float" office:value="346.5">
            <text:p>346.5</text:p>
          </table:table-cell>
          <table:table-cell office:value-type="float" office:value="414">
            <text:p>414</text:p>
          </table:table-cell>
          <table:table-cell office:value-type="float" office:value="2406.25">
            <text:p>2406.25</text:p>
          </table:table-cell>
          <table:table-cell office:value-type="float" office:value="0.0781990521327014">
            <text:p>0.0781990521</text:p>
          </table:table-cell>
          <table:table-cell office:value-type="float" office:value="0.0407239819004525">
            <text:p>0.0407239819</text:p>
          </table:table-cell>
          <table:table-cell office:value-type="float" office:value="0.0388104838709677">
            <text:p>0.0388104839</text:p>
          </table:table-cell>
          <table:table-cell office:value-type="float" office:value="1.28568226230318">
            <text:p>1.2856822623</text:p>
          </table:table-cell>
          <table:table-cell office:value-type="float" office:value="1.14578448434717">
            <text:p>1.1457844843</text:p>
          </table:table-cell>
          <table:table-cell office:value-type="float" office:value="1.13878895071865">
            <text:p>1.1387889507</text:p>
          </table:table-cell>
          <table:table-cell office:value-type="float" office:value="9.20610708576988">
            <text:p>9.2061070858</text:p>
          </table:table-cell>
          <table:table-cell office:value-type="float" office:value="17.3648820782659">
            <text:p>17.3648820783</text:p>
          </table:table-cell>
          <table:table-cell office:value-type="float" office:value="18.204166559205">
            <text:p>18.204166559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 office:value-type="float" office:value="3969">
            <text:p>3969</text:p>
          </table:table-cell>
          <table:table-cell office:value-type="float" office:value="10701">
            <text:p>10701</text:p>
          </table:table-cell>
          <table:table-cell office:value-type="float" office:value="72750">
            <text:p>72750</text:p>
          </table:table-cell>
          <table:table-cell office:value-type="float" office:value="433.125">
            <text:p>433.125</text:p>
          </table:table-cell>
          <table:table-cell office:value-type="float" office:value="274.875">
            <text:p>274.875</text:p>
          </table:table-cell>
          <table:table-cell office:value-type="float" office:value="2017.125">
            <text:p>2017.125</text:p>
          </table:table-cell>
          <table:table-cell office:value-type="float" office:value="0.109126984126984">
            <text:p>0.1091269841</text:p>
          </table:table-cell>
          <table:table-cell office:value-type="float" office:value="0.0256868516961032">
            <text:p>0.0256868517</text:p>
          </table:table-cell>
          <table:table-cell office:value-type="float" office:value="0.0277268041237113">
            <text:p>0.0277268041</text:p>
          </table:table-cell>
          <table:table-cell office:value-type="float" office:value="1.40528549382716">
            <text:p>1.4052854938</text:p>
          </table:table-cell>
          <table:table-cell office:value-type="float" office:value="1.09119721706247">
            <text:p>1.0911972171</text:p>
          </table:table-cell>
          <table:table-cell office:value-type="float" office:value="1.09855061474014">
            <text:p>1.0985506147</text:p>
          </table:table-cell>
          <table:table-cell office:value-type="float" office:value="6.69234074584823">
            <text:p>6.6923407458</text:p>
          </table:table-cell>
          <table:table-cell office:value-type="float" office:value="27.3296214959309">
            <text:p>27.3296214959</text:p>
          </table:table-cell>
          <table:table-cell office:value-type="float" office:value="25.3441671197411">
            <text:p>25.344167119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21">
            <text:p>121</text:p>
          </table:table-cell>
          <table:table-cell office:value-type="float" office:value="4704">
            <text:p>4704</text:p>
          </table:table-cell>
          <table:table-cell office:value-type="float" office:value="11492">
            <text:p>11492</text:p>
          </table:table-cell>
          <table:table-cell office:value-type="float" office:value="84500">
            <text:p>84500</text:p>
          </table:table-cell>
          <table:table-cell office:value-type="float" office:value="225.75">
            <text:p>225.75</text:p>
          </table:table-cell>
          <table:table-cell office:value-type="float" office:value="306.625">
            <text:p>306.625</text:p>
          </table:table-cell>
          <table:table-cell office:value-type="float" office:value="2254.25">
            <text:p>2254.25</text:p>
          </table:table-cell>
          <table:table-cell office:value-type="float" office:value="0.0479910714285714">
            <text:p>0.0479910714</text:p>
          </table:table-cell>
          <table:table-cell office:value-type="float" office:value="0.0266816045945005">
            <text:p>0.0266816046</text:p>
          </table:table-cell>
          <table:table-cell office:value-type="float" office:value="0.0266775147928994">
            <text:p>0.0266775148</text:p>
          </table:table-cell>
          <table:table-cell office:value-type="float" office:value="1.17248291015625">
            <text:p>1.1724829102</text:p>
          </table:table-cell>
          <table:table-cell office:value-type="float" office:value="1.09478095580728">
            <text:p>1.0947809558</text:p>
          </table:table-cell>
          <table:table-cell office:value-type="float" office:value="1.09476621377438">
            <text:p>1.0947662138</text:p>
          </table:table-cell>
          <table:table-cell office:value-type="float" office:value="14.7871189580753">
            <text:p>14.7871189581</text:p>
          </table:table-cell>
          <table:table-cell office:value-type="float" office:value="26.3235194737193">
            <text:p>26.3235194737</text:p>
          </table:table-cell>
          <table:table-cell office:value-type="float" office:value="26.3275023377291">
            <text:p>26.3275023377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59">
            <text:p>159</text:p>
          </table:table-cell>
          <table:table-cell office:value-type="float" office:value="5208">
            <text:p>5208</text:p>
          </table:table-cell>
          <table:table-cell office:value-type="float" office:value="11640">
            <text:p>11640</text:p>
          </table:table-cell>
          <table:table-cell office:value-type="float" office:value="65000">
            <text:p>65000</text:p>
          </table:table-cell>
          <table:table-cell office:value-type="float" office:value="202.125">
            <text:p>202.125</text:p>
          </table:table-cell>
          <table:table-cell office:value-type="float" office:value="183">
            <text:p>183</text:p>
          </table:table-cell>
          <table:table-cell office:value-type="float" office:value="1279.625">
            <text:p>1279.625</text:p>
          </table:table-cell>
          <table:table-cell office:value-type="float" office:value="0.0388104838709677">
            <text:p>0.0388104839</text:p>
          </table:table-cell>
          <table:table-cell office:value-type="float" office:value="0.0157216494845361">
            <text:p>0.0157216495</text:p>
          </table:table-cell>
          <table:table-cell office:value-type="float" office:value="0.0196865384615385">
            <text:p>0.0196865385</text:p>
          </table:table-cell>
          <table:table-cell office:value-type="float" office:value="1.13878895071865">
            <text:p>1.1387889507</text:p>
          </table:table-cell>
          <table:table-cell office:value-type="float" office:value="1.0555102269104">
            <text:p>1.0555102269</text:p>
          </table:table-cell>
          <table:table-cell office:value-type="float" office:value="1.06966250181672">
            <text:p>1.0696625018</text:p>
          </table:table-cell>
          <table:table-cell office:value-type="float" office:value="18.204166559205">
            <text:p>18.20416655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173">
            <text:p>173</text:p>
          </table:table-cell>
          <table:table-cell office:value-type="float" office:value="5670">
            <text:p>5670</text:p>
          </table:table-cell>
          <table:table-cell office:value-type="float" office:value="13411">
            <text:p>13411</text:p>
          </table:table-cell>
          <table:table-cell office:value-type="float" office:value="72750">
            <text:p>72750</text:p>
          </table:table-cell>
          <table:table-cell office:value-type="float" office:value="43.875">
            <text:p>43.875</text:p>
          </table:table-cell>
          <table:table-cell office:value-type="float" office:value="654.857142857143">
            <text:p>654.8571428571</text:p>
          </table:table-cell>
          <table:table-cell office:value-type="float" office:value="887.375">
            <text:p>887.375</text:p>
          </table:table-cell>
          <table:table-cell office:value-type="float" office:value="0.00773809523809524">
            <text:p>0.0077380952</text:p>
          </table:table-cell>
          <table:table-cell office:value-type="float" office:value="0.0488298518273912">
            <text:p>0.0488298518</text:p>
          </table:table-cell>
          <table:table-cell office:value-type="float" office:value="0.0121975945017182">
            <text:p>0.0121975945</text:p>
          </table:table-cell>
          <table:table-cell office:value-type="float" office:value="1.02720069444444">
            <text:p>1.0272006944</text:p>
          </table:table-cell>
          <table:table-cell office:value-type="float" office:value="1.17557781607766">
            <text:p>1.1755778161</text:p>
          </table:table-cell>
          <table:table-cell office:value-type="float" office:value="1.04298319212681">
            <text:p>1.0429831921</text:p>
          </table:table-cell>
          <table:table-cell office:value-type="float" office:value="0">
            <text:p>0</text:p>
          </table:table-cell>
          <table:table-cell office:value-type="float" office:value="14.5389721121898">
            <text:p>14.53897211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5786">
            <text:p>5786</text:p>
          </table:table-cell>
          <table:table-cell office:value-type="float" office:value="14220">
            <text:p>14220</text:p>
          </table:table-cell>
          <table:table-cell office:value-type="float" office:value="84500">
            <text:p>84500</text:p>
          </table:table-cell>
          <table:table-cell office:value-type="float" office:value="-36.5">
            <text:p>-36.5</text:p>
          </table:table-cell>
          <table:table-cell office:value-type="float" office:value="772.5">
            <text:p>772.5</text:p>
          </table:table-cell>
          <table:table-cell office:value-type="float" office:value="1924.5">
            <text:p>1924.5</text:p>
          </table:table-cell>
          <table:table-cell office:value-type="float" office:value="-0.00630833045281714">
            <text:p>-0.0063083305</text:p>
          </table:table-cell>
          <table:table-cell office:value-type="float" office:value="0.0543248945147679">
            <text:p>0.0543248945</text:p>
          </table:table-cell>
          <table:table-cell office:value-type="float" office:value="0.0227751479289941">
            <text:p>0.0227751479</text:p>
          </table:table-cell>
          <table:table-cell office:value-type="float" office:value="0.97799884168002">
            <text:p>0.9779988417</text:p>
          </table:table-cell>
          <table:table-cell office:value-type="float" office:value="1.19592147136321">
            <text:p>1.1959214714</text:p>
          </table:table-cell>
          <table:table-cell office:value-type="float" office:value="1.08072968418333">
            <text:p>1.0807296842</text:p>
          </table:table-cell>
          <table:table-cell office:value-type="float" office:value="0">
            <text:p>0</text:p>
          </table:table-cell>
          <table:table-cell office:value-type="float" office:value="13.1028098610516">
            <text:p>13.1028098611</text:p>
          </table:table-cell>
          <table:table-cell office:value-type="float" office:value="30.7796384975528">
            <text:p>30.779638497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193">
            <text:p>193</text:p>
          </table:table-cell>
          <table:table-cell office:value-type="float" office:value="5460">
            <text:p>5460</text:p>
          </table:table-cell>
          <table:table-cell office:value-type="float" office:value="13477">
            <text:p>13477</text:p>
          </table:table-cell>
          <table:table-cell office:value-type="float" office:value="65284">
            <text:p>65284</text:p>
          </table:table-cell>
          <table:table-cell office:value-type="float" office:value="187.375">
            <text:p>187.375</text:p>
          </table:table-cell>
          <table:table-cell office:value-type="float" office:value="885.6">
            <text:p>885.6</text:p>
          </table:table-cell>
          <table:table-cell office:value-type="float" office:value="-354.75">
            <text:p>-354.75</text:p>
          </table:table-cell>
          <table:table-cell office:value-type="float" office:value="0.0343177655677656">
            <text:p>0.0343177656</text:p>
          </table:table-cell>
          <table:table-cell office:value-type="float" office:value="0.0657119536988944">
            <text:p>0.0657119537</text:p>
          </table:table-cell>
          <table:table-cell office:value-type="float" office:value="-0.00543395012560505">
            <text:p>-0.0054339501</text:p>
          </table:table-cell>
          <table:table-cell office:value-type="float" office:value="1.12242048919297">
            <text:p>1.1224204892</text:p>
          </table:table-cell>
          <table:table-cell office:value-type="float" office:value="1.23845523722962">
            <text:p>1.2384552372</text:p>
          </table:table-cell>
          <table:table-cell office:value-type="float" office:value="0.981039049075759">
            <text:p>0.9810390491</text:p>
          </table:table-cell>
          <table:table-cell office:value-type="float" office:value="20.5425357822974">
            <text:p>20.5425357823</text:p>
          </table:table-cell>
          <table:table-cell office:value-type="float" office:value="10.8911638765668">
            <text:p>10.89116387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5564">
            <text:p>5564</text:p>
          </table:table-cell>
          <table:table-cell office:value-type="float" office:value="13674">
            <text:p>13674</text:p>
          </table:table-cell>
          <table:table-cell office:value-type="float" office:value="67500">
            <text:p>67500</text:p>
          </table:table-cell>
          <table:table-cell office:value-type="float" office:value="200">
            <text:p>200</text:p>
          </table:table-cell>
          <table:table-cell office:value-type="float" office:value="664.5">
            <text:p>664.5</text:p>
          </table:table-cell>
          <table:table-cell office:value-type="float" office:value="1692.28571428571">
            <text:p>1692.2857142857</text:p>
          </table:table-cell>
          <table:table-cell office:value-type="float" office:value="0.0359453630481668">
            <text:p>0.035945363</text:p>
          </table:table-cell>
          <table:table-cell office:value-type="float" office:value="0.0485958753839403">
            <text:p>0.0485958754</text:p>
          </table:table-cell>
          <table:table-cell office:value-type="float" office:value="0.0250708994708995">
            <text:p>0.0250708995</text:p>
          </table:table-cell>
          <table:table-cell office:value-type="float" office:value="1.12834122615293">
            <text:p>1.1283412262</text:p>
          </table:table-cell>
          <table:table-cell office:value-type="float" office:value="1.17471421968828">
            <text:p>1.1747142197</text:p>
          </table:table-cell>
          <table:table-cell office:value-type="float" office:value="1.0889801061487">
            <text:p>1.0889801061</text:p>
          </table:table-cell>
          <table:table-cell office:value-type="float" office:value="19.6278883558865">
            <text:p>19.6278883559</text:p>
          </table:table-cell>
          <table:table-cell office:value-type="float" office:value="14.6073309472724">
            <text:p>14.6073309473</text:p>
          </table:table-cell>
          <table:table-cell office:value-type="float" office:value="27.992622863883">
            <text:p>27.992622863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189">
            <text:p>189</text:p>
          </table:table-cell>
          <table:table-cell office:value-type="float" office:value="5027">
            <text:p>5027</text:p>
          </table:table-cell>
          <table:table-cell office:value-type="float" office:value="13703">
            <text:p>13703</text:p>
          </table:table-cell>
          <table:table-cell office:value-type="float" office:value="66183">
            <text:p>66183</text:p>
          </table:table-cell>
          <table:table-cell office:value-type="float" office:value="15.3333333333333">
            <text:p>15.3333333333</text:p>
          </table:table-cell>
          <table:table-cell office:value-type="float" office:value="0">
            <text:p>0</text:p>
          </table:table-cell>
          <table:table-cell office:value-type="float" office:value="2360.33333333333">
            <text:p>2360.3333333333</text:p>
          </table:table-cell>
          <table:table-cell office:value-type="float" office:value="0.00305019561037067">
            <text:p>0.0030501956</text:p>
          </table:table-cell>
          <table:table-cell office:value-type="float" office:value="0">
            <text:p>0</text:p>
          </table:table-cell>
          <table:table-cell office:value-type="float" office:value="0.0356637404368695">
            <text:p>0.0356637404</text:p>
          </table:table-cell>
          <table:table-cell office:value-type="float" office:value="1.01069391987509">
            <text:p>1.0106939199</text:p>
          </table:table-cell>
          <table:table-cell office:value-type="float" office:value="1.2">
            <text:p>1.2</text:p>
          </table:table-cell>
          <table:table-cell office:value-type="float" office:value="1.12731602019766">
            <text:p>1.1273160202</text:p>
          </table:table-cell>
          <table:table-cell table:number-columns-repeated="2" office:value-type="float" office:value="0">
            <text:p>0</text:p>
          </table:table-cell>
          <table:table-cell office:value-type="float" office:value="19.7801771696601">
            <text:p>19.780177169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4">
            <text:p>4</text:p>
          </table:table-cell>
          <table:table-cell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224">
            <text:p>224</text:p>
          </table:table-cell>
          <table:table-cell office:value-type="float" office:value="5262">
            <text:p>5262</text:p>
          </table:table-cell>
          <table:table-cell office:value-type="float" office:value="14301">
            <text:p>14301</text:p>
          </table:table-cell>
          <table:table-cell office:value-type="float" office:value="69277">
            <text:p>69277</text:p>
          </table:table-cell>
          <table:table-cell office:value-type="float" office:value="-179">
            <text:p>-179</text:p>
          </table:table-cell>
          <table:table-cell office:value-type="float" office:value="20.25">
            <text:p>20.25</text:p>
          </table:table-cell>
          <table:table-cell office:value-type="float" office:value="2555">
            <text:p>2555</text:p>
          </table:table-cell>
          <table:table-cell office:value-type="float" office:value="-0.0340174838464462">
            <text:p>-0.0340174838</text:p>
          </table:table-cell>
          <table:table-cell office:value-type="float" office:value="0.00141598489616111">
            <text:p>0.0014159849</text:p>
          </table:table-cell>
          <table:table-cell office:value-type="float" office:value="0.0368809272918862">
            <text:p>0.0368809273</text:p>
          </table:table-cell>
          <table:table-cell office:value-type="float" office:value="0.883206897383635">
            <text:p>0.8832068974</text:p>
          </table:table-cell>
          <table:table-cell office:value-type="float" office:value="1.00495987696249">
            <text:p>1.004959877</text:p>
          </table:table-cell>
          <table:table-cell office:value-type="float" office:value="1.1317492430055">
            <text:p>1.131749243</text:p>
          </table:table-cell>
          <table:table-cell office:value-type="float" office:value="-20.0276310340581">
            <text:p>-20.0276310341</text:p>
          </table:table-cell>
          <table:table-cell office:value-type="float" office:value="0">
            <text:p>0</text:p>
          </table:table-cell>
          <table:table-cell office:value-type="float" office:value="19.1386723501265">
            <text:p>19.138672350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248">
            <text:p>248</text:p>
          </table:table-cell>
          <table:table-cell office:value-type="float" office:value="5057">
            <text:p>5057</text:p>
          </table:table-cell>
          <table:table-cell office:value-type="float" office:value="15333">
            <text:p>15333</text:p>
          </table:table-cell>
          <table:table-cell office:value-type="float" office:value="81662">
            <text:p>81662</text:p>
          </table:table-cell>
          <table:table-cell table:number-columns-repeated="2" office:value-type="float" office:value="0">
            <text:p>0</text:p>
          </table:table-cell>
          <table:table-cell office:value-type="float" office:value="4094.5">
            <text:p>4094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1395998138669">
            <text:p>0.0501395998</text:p>
          </table:table-cell>
          <table:table-cell office:value-type="float" office:value="0.87">
            <text:p>0.87</text:p>
          </table:table-cell>
          <table:table-cell office:value-type="float" office:value="1.2">
            <text:p>1.2</text:p>
          </table:table-cell>
          <table:table-cell office:value-type="float" office:value="1.18041599910874">
            <text:p>1.1804159991</text:p>
          </table:table-cell>
          <table:table-cell table:number-columns-repeated="2" office:value-type="float" office:value="0">
            <text:p>0</text:p>
          </table:table-cell>
          <table:table-cell office:value-type="float" office:value="14.1680938818815">
            <text:p>14.168093881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91">
            <text:p>291</text:p>
          </table:table-cell>
          <table:table-cell office:value-type="float" office:value="4859">
            <text:p>4859</text:p>
          </table:table-cell>
          <table:table-cell office:value-type="float" office:value="15820">
            <text:p>15820</text:p>
          </table:table-cell>
          <table:table-cell office:value-type="float" office:value="85071">
            <text:p>85071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07">
            <text:p>1.07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5">
            <text:p>5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4670">
            <text:p>4670</text:p>
          </table:table-cell>
          <table:table-cell office:value-type="float" office:value="16212">
            <text:p>16212</text:p>
          </table:table-cell>
          <table:table-cell office:value-type="float" office:value="88622">
            <text:p>88622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16">
            <text:p>1.16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7">
            <text:p>47</text:p>
          </table:table-cell>
          <table:table-cell office:value-type="float" office:value="2777">
            <text:p>2777</text:p>
          </table:table-cell>
          <table:table-cell office:value-type="float" office:value="14062">
            <text:p>14062</text:p>
          </table:table-cell>
          <table:table-cell office:value-type="float" office:value="18.0525">
            <text:p>18.0525</text:p>
          </table:table-cell>
          <table:table-cell table:number-columns-repeated="3" office:value-type="float" office:value="5">
            <text:p>5</text:p>
          </table:table-cell>
          <table:table-cell office:value-type="float" office:value="260">
            <text:p>260</text:p>
          </table:table-cell>
          <table:table-cell office:value-type="float" office:value="345">
            <text:p>345</text:p>
          </table:table-cell>
          <table:table-cell office:value-type="float" office:value="260">
            <text:p>260</text:p>
          </table:table-cell>
          <table:table-cell office:value-type="float" office:value="4487">
            <text:p>4487</text:p>
          </table:table-cell>
          <table:table-cell office:value-type="float" office:value="16931">
            <text:p>16931</text:p>
          </table:table-cell>
          <table:table-cell office:value-type="float" office:value="92321">
            <text:p>92321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16">
            <text:p>1.16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1">
            <text:p>51</text:p>
          </table:table-cell>
          <table:table-cell office:value-type="float" office:value="2886.33333333333">
            <text:p>2886.3333333333</text:p>
          </table:table-cell>
          <table:table-cell office:value-type="float" office:value="12438.6666666667">
            <text:p>12438.6666666667</text:p>
          </table:table-cell>
          <table:table-cell office:value-type="float" office:value="18.5266666666667">
            <text:p>18.52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360">
            <text:p>360</text:p>
          </table:table-cell>
          <table:table-cell office:value-type="float" office:value="270">
            <text:p>270</text:p>
          </table:table-cell>
          <table:table-cell office:value-type="float" office:value="4312">
            <text:p>4312</text:p>
          </table:table-cell>
          <table:table-cell office:value-type="float" office:value="17448">
            <text:p>17448</text:p>
          </table:table-cell>
          <table:table-cell office:value-type="float" office:value="96175">
            <text:p>96175</text:p>
          </table:table-cell>
          <table:table-cell table:number-columns-repeated="6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1.07">
            <text:p>1.07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float" office:value="0.87">
            <text:p>0.87</text:p>
          </table:table-cell>
          <table:table-cell office:value-type="float" office:value="1.07">
            <text:p>1.07</text:p>
          </table:table-cell>
          <table:table-cell office:value-type="float" office:value="1.15">
            <text:p>1.15</text:p>
          </table:table-cell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.6">
            <text:p>2.6</text:p>
          </table:table-cell>
          <table:table-cell office:value-type="float" office:value="5.8">
            <text:p>5.8</text:p>
          </table:table-cell>
          <table:table-cell office:value-type="float" office:value="21.3">
            <text:p>21.3</text:p>
          </table:table-cell>
          <table:table-cell office:value-type="float" office:value="2604">
            <text:p>2604</text:p>
          </table:table-cell>
          <table:table-cell office:value-type="float" office:value="3459">
            <text:p>3459</text:p>
          </table:table-cell>
          <table:table-cell office:value-type="float" office:value="12763">
            <text:p>127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3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31:24.85</dc:date>
    <dc:creator>Liam Widdess</dc:creator>
    <meta:editing-duration>P2DT3H30M56S</meta:editing-duration>
    <meta:editing-cycles>185</meta:editing-cycles>
    <meta:generator>OpenOffice/4.1.7$Win32 OpenOffice.org_project/417m1$Build-9800</meta:generator>
    <meta:document-statistic meta:table-count="8" meta:cell-count="718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8cm" svg:y="1.314cm" svg:width="31.252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84">
                <text:p>684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72">
                <text:p>672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13">
                <text:p>813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822">
                <text:p>822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82">
                <text:p>982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78">
                <text:p>1078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282">
                <text:p>1282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20">
                <text:p>620</text:p>
              </table:table-cell>
              <table:table-cell office:value-type="float" office:value="1306">
                <text:p>1306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26">
                <text:p>726</text:p>
              </table:table-cell>
              <table:table-cell office:value-type="float" office:value="1326">
                <text:p>1326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58">
                <text:p>758</text:p>
              </table:table-cell>
              <table:table-cell office:value-type="float" office:value="1477">
                <text:p>1477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48">
                <text:p>848</text:p>
              </table:table-cell>
              <table:table-cell office:value-type="float" office:value="1728">
                <text:p>1728</text:p>
              </table:table-cell>
              <table:table-cell office:value-type="float" office:value="4080">
                <text:p>4080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682">
                <text:p>1682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32">
                <text:p>832</text:p>
              </table:table-cell>
              <table:table-cell office:value-type="float" office:value="1834">
                <text:p>1834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42">
                <text:p>942</text:p>
              </table:table-cell>
              <table:table-cell office:value-type="float" office:value="2076">
                <text:p>2076</text:p>
              </table:table-cell>
              <table:table-cell office:value-type="float" office:value="5315">
                <text:p>5315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146">
                <text:p>1146</text:p>
              </table:table-cell>
              <table:table-cell office:value-type="float" office:value="2177">
                <text:p>2177</text:p>
              </table:table-cell>
              <table:table-cell office:value-type="float" office:value="4475">
                <text:p>4475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110">
                <text:p>1110</text:p>
              </table:table-cell>
              <table:table-cell office:value-type="float" office:value="2110">
                <text:p>2110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217">
                <text:p>1217</text:p>
              </table:table-cell>
              <table:table-cell office:value-type="float" office:value="2240">
                <text:p>2240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288">
                <text:p>1288</text:p>
              </table:table-cell>
              <table:table-cell office:value-type="float" office:value="2560">
                <text:p>2560</text:p>
              </table:table-cell>
              <table:table-cell office:value-type="float" office:value="4573">
                <text:p>4573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296">
                <text:p>1296</text:p>
              </table:table-cell>
              <table:table-cell office:value-type="float" office:value="2611">
                <text:p>2611</text:p>
              </table:table-cell>
              <table:table-cell office:value-type="float" office:value="4505">
                <text:p>4505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614">
                <text:p>1614</text:p>
              </table:table-cell>
              <table:table-cell office:value-type="float" office:value="2822">
                <text:p>2822</text:p>
              </table:table-cell>
              <table:table-cell office:value-type="float" office:value="5358">
                <text:p>5358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28">
                <text:p>1628</text:p>
              </table:table-cell>
              <table:table-cell office:value-type="float" office:value="2888">
                <text:p>2888</text:p>
              </table:table-cell>
              <table:table-cell office:value-type="float" office:value="6299">
                <text:p>6299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897">
                <text:p>1897</text:p>
              </table:table-cell>
              <table:table-cell office:value-type="float" office:value="3272">
                <text:p>3272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032">
                <text:p>2032</text:p>
              </table:table-cell>
              <table:table-cell office:value-type="float" office:value="3347">
                <text:p>3347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98">
                <text:p>2098</text:p>
              </table:table-cell>
              <table:table-cell office:value-type="float" office:value="3507">
                <text:p>3507</text:p>
              </table:table-cell>
              <table:table-cell office:value-type="float" office:value="6654">
                <text:p>665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84">
                <text:p>1784</text:p>
              </table:table-cell>
              <table:table-cell office:value-type="float" office:value="3518">
                <text:p>351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78">
                <text:p>1978</text:p>
              </table:table-cell>
              <table:table-cell office:value-type="float" office:value="3868">
                <text:p>3868</text:p>
              </table:table-cell>
              <table:table-cell office:value-type="float" office:value="7569">
                <text:p>756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302">
                <text:p>2302</text:p>
              </table:table-cell>
              <table:table-cell office:value-type="float" office:value="4225">
                <text:p>4225</text:p>
              </table:table-cell>
              <table:table-cell office:value-type="float" office:value="9002">
                <text:p>900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180">
                <text:p>2180</text:p>
              </table:table-cell>
              <table:table-cell office:value-type="float" office:value="4250">
                <text:p>4250</text:p>
              </table:table-cell>
              <table:table-cell office:value-type="float" office:value="8449">
                <text:p>8449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315">
                <text:p>2315</text:p>
              </table:table-cell>
              <table:table-cell office:value-type="float" office:value="4644">
                <text:p>4644</text:p>
              </table:table-cell>
              <table:table-cell office:value-type="float" office:value="9649">
                <text:p>9649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65">
                <text:p>2565</text:p>
              </table:table-cell>
              <table:table-cell office:value-type="float" office:value="4860">
                <text:p>4860</text:p>
              </table:table-cell>
              <table:table-cell office:value-type="float" office:value="8572">
                <text:p>85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736">
                <text:p>2736</text:p>
              </table:table-cell>
              <table:table-cell office:value-type="float" office:value="5281">
                <text:p>5281</text:p>
              </table:table-cell>
              <table:table-cell office:value-type="float" office:value="8774">
                <text:p>8774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20">
                <text:p>2820</text:p>
              </table:table-cell>
              <table:table-cell office:value-type="float" office:value="5708">
                <text:p>5708</text:p>
              </table:table-cell>
              <table:table-cell office:value-type="float" office:value="9674">
                <text:p>9674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895">
                <text:p>2895</text:p>
              </table:table-cell>
              <table:table-cell office:value-type="float" office:value="5595">
                <text:p>5595</text:p>
              </table:table-cell>
              <table:table-cell office:value-type="float" office:value="9020">
                <text:p>9020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262">
                <text:p>3262</text:p>
              </table:table-cell>
              <table:table-cell office:value-type="float" office:value="5650">
                <text:p>5650</text:p>
              </table:table-cell>
              <table:table-cell office:value-type="float" office:value="8749">
                <text:p>874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786">
                <text:p>3786</text:p>
              </table:table-cell>
              <table:table-cell office:value-type="float" office:value="5555">
                <text:p>5555</text:p>
              </table:table-cell>
              <table:table-cell office:value-type="float" office:value="8410">
                <text:p>8410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2250">
                <text:p>2250</text:p>
              </table:table-cell>
              <table:table-cell office:value-type="float" office:value="6003">
                <text:p>6003</text:p>
              </table:table-cell>
              <table:table-cell office:value-type="float" office:value="9674">
                <text:p>967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575">
                <text:p>1575</text:p>
              </table:table-cell>
              <table:table-cell office:value-type="float" office:value="6362">
                <text:p>6362</text:p>
              </table:table-cell>
              <table:table-cell office:value-type="float" office:value="17500">
                <text:p>17500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650">
                <text:p>1650</text:p>
              </table:table-cell>
              <table:table-cell office:value-type="float" office:value="6052">
                <text:p>6052</text:p>
              </table:table-cell>
              <table:table-cell office:value-type="float" office:value="28250">
                <text:p>28250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2400">
                <text:p>2400</text:p>
              </table:table-cell>
              <table:table-cell office:value-type="float" office:value="6022">
                <text:p>6022</text:p>
              </table:table-cell>
              <table:table-cell office:value-type="float" office:value="39500">
                <text:p>39500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3045">
                <text:p>3045</text:p>
              </table:table-cell>
              <table:table-cell office:value-type="float" office:value="6392">
                <text:p>6392</text:p>
              </table:table-cell>
              <table:table-cell office:value-type="float" office:value="45000">
                <text:p>4500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3171">
                <text:p>3171</text:p>
              </table:table-cell>
              <table:table-cell office:value-type="float" office:value="6795">
                <text:p>6795</text:p>
              </table:table-cell>
              <table:table-cell office:value-type="float" office:value="52500">
                <text:p>5250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2772">
                <text:p>2772</text:p>
              </table:table-cell>
              <table:table-cell office:value-type="float" office:value="6764">
                <text:p>6764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2541">
                <text:p>2541</text:p>
              </table:table-cell>
              <table:table-cell office:value-type="float" office:value="6118">
                <text:p>6118</text:p>
              </table:table-cell>
              <table:table-cell office:value-type="float" office:value="45000">
                <text:p>4500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3045">
                <text:p>3045</text:p>
              </table:table-cell>
              <table:table-cell office:value-type="float" office:value="6235">
                <text:p>6235</text:p>
              </table:table-cell>
              <table:table-cell office:value-type="float" office:value="52500">
                <text:p>5250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3171">
                <text:p>3171</text:p>
              </table:table-cell>
              <table:table-cell office:value-type="float" office:value="6786">
                <text:p>6786</text:p>
              </table:table-cell>
              <table:table-cell office:value-type="float" office:value="51000">
                <text:p>51000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2772">
                <text:p>2772</text:p>
              </table:table-cell>
              <table:table-cell office:value-type="float" office:value="6312">
                <text:p>6312</text:p>
              </table:table-cell>
              <table:table-cell office:value-type="float" office:value="43500">
                <text:p>43500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541">
                <text:p>2541</text:p>
              </table:table-cell>
              <table:table-cell office:value-type="float" office:value="6562">
                <text:p>6562</text:p>
              </table:table-cell>
              <table:table-cell office:value-type="float" office:value="36250">
                <text:p>36250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3171">
                <text:p>3171</text:p>
              </table:table-cell>
              <table:table-cell office:value-type="float" office:value="7334">
                <text:p>7334</text:p>
              </table:table-cell>
              <table:table-cell office:value-type="float" office:value="39750">
                <text:p>39750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2772">
                <text:p>2772</text:p>
              </table:table-cell>
              <table:table-cell office:value-type="float" office:value="7540">
                <text:p>7540</text:p>
              </table:table-cell>
              <table:table-cell office:value-type="float" office:value="43250">
                <text:p>43250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2541">
                <text:p>2541</text:p>
              </table:table-cell>
              <table:table-cell office:value-type="float" office:value="7830">
                <text:p>7830</text:p>
              </table:table-cell>
              <table:table-cell office:value-type="float" office:value="43500">
                <text:p>43500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3339">
                <text:p>3339</text:p>
              </table:table-cell>
              <table:table-cell office:value-type="float" office:value="8685">
                <text:p>8685</text:p>
              </table:table-cell>
              <table:table-cell office:value-type="float" office:value="48250">
                <text:p>48250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3633">
                <text:p>3633</text:p>
              </table:table-cell>
              <table:table-cell office:value-type="float" office:value="9894">
                <text:p>9894</text:p>
              </table:table-cell>
              <table:table-cell office:value-type="float" office:value="52750">
                <text:p>52750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3654">
                <text:p>3654</text:p>
              </table:table-cell>
              <table:table-cell office:value-type="float" office:value="10475">
                <text:p>10475</text:p>
              </table:table-cell>
              <table:table-cell office:value-type="float" office:value="47250">
                <text:p>47250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4053">
                <text:p>4053</text:p>
              </table:table-cell>
              <table:table-cell office:value-type="float" office:value="9430">
                <text:p>9430</text:p>
              </table:table-cell>
              <table:table-cell office:value-type="float" office:value="56000">
                <text:p>56000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4431">
                <text:p>4431</text:p>
              </table:table-cell>
              <table:table-cell office:value-type="float" office:value="10166">
                <text:p>10166</text:p>
              </table:table-cell>
              <table:table-cell office:value-type="float" office:value="62000">
                <text:p>62000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3969">
                <text:p>3969</text:p>
              </table:table-cell>
              <table:table-cell office:value-type="float" office:value="10701">
                <text:p>10701</text:p>
              </table:table-cell>
              <table:table-cell office:value-type="float" office:value="72750">
                <text:p>72750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704">
                <text:p>4704</text:p>
              </table:table-cell>
              <table:table-cell office:value-type="float" office:value="11492">
                <text:p>11492</text:p>
              </table:table-cell>
              <table:table-cell office:value-type="float" office:value="84500">
                <text:p>84500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5208">
                <text:p>5208</text:p>
              </table:table-cell>
              <table:table-cell office:value-type="float" office:value="11640">
                <text:p>11640</text:p>
              </table:table-cell>
              <table:table-cell office:value-type="float" office:value="65000">
                <text:p>65000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5670">
                <text:p>5670</text:p>
              </table:table-cell>
              <table:table-cell office:value-type="float" office:value="13411">
                <text:p>13411</text:p>
              </table:table-cell>
              <table:table-cell office:value-type="float" office:value="72750">
                <text:p>72750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5786">
                <text:p>5786</text:p>
              </table:table-cell>
              <table:table-cell office:value-type="float" office:value="14220">
                <text:p>14220</text:p>
              </table:table-cell>
              <table:table-cell office:value-type="float" office:value="84500">
                <text:p>84500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5460">
                <text:p>5460</text:p>
              </table:table-cell>
              <table:table-cell office:value-type="float" office:value="13477">
                <text:p>13477</text:p>
              </table:table-cell>
              <table:table-cell office:value-type="float" office:value="65284">
                <text:p>65284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5564">
                <text:p>5564</text:p>
              </table:table-cell>
              <table:table-cell office:value-type="float" office:value="13674">
                <text:p>13674</text:p>
              </table:table-cell>
              <table:table-cell office:value-type="float" office:value="67500">
                <text:p>67500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5027">
                <text:p>5027</text:p>
              </table:table-cell>
              <table:table-cell office:value-type="float" office:value="13703">
                <text:p>13703</text:p>
              </table:table-cell>
              <table:table-cell office:value-type="float" office:value="66183">
                <text:p>66183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5262">
                <text:p>5262</text:p>
              </table:table-cell>
              <table:table-cell office:value-type="float" office:value="14301">
                <text:p>14301</text:p>
              </table:table-cell>
              <table:table-cell office:value-type="float" office:value="69277">
                <text:p>69277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5057">
                <text:p>5057</text:p>
              </table:table-cell>
              <table:table-cell office:value-type="float" office:value="15333">
                <text:p>15333</text:p>
              </table:table-cell>
              <table:table-cell office:value-type="float" office:value="81662">
                <text:p>8166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4859">
                <text:p>4859</text:p>
              </table:table-cell>
              <table:table-cell office:value-type="float" office:value="15820">
                <text:p>15820</text:p>
              </table:table-cell>
              <table:table-cell office:value-type="float" office:value="85071">
                <text:p>8507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670">
                <text:p>4670</text:p>
              </table:table-cell>
              <table:table-cell office:value-type="float" office:value="16212">
                <text:p>16212</text:p>
              </table:table-cell>
              <table:table-cell office:value-type="float" office:value="88622">
                <text:p>8862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4487">
                <text:p>4487</text:p>
              </table:table-cell>
              <table:table-cell office:value-type="float" office:value="16931">
                <text:p>16931</text:p>
              </table:table-cell>
              <table:table-cell office:value-type="float" office:value="92321">
                <text:p>9232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4312">
                <text:p>4312</text:p>
              </table:table-cell>
              <table:table-cell office:value-type="float" office:value="17448">
                <text:p>17448</text:p>
              </table:table-cell>
              <table:table-cell office:value-type="float" office:value="96175">
                <text:p>96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777">
                <text:p>277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2886.33333333333">
                <text:p>2886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1cm" svg:y="1.405cm" svg:width="30.878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8.0525">
                <text:p>18.052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5266666666667">
                <text:p>18.52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9cm" svg:y="1.352cm" svg:width="31.33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5917546778549">
                <text:p>1.55917546778549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7739509194159">
                <text:p>1.6773950919415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61424256772268">
                <text:p>1.6142425677226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30947604070483">
                <text:p>1.309476040704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35687934027778">
                <text:p>1.3568793402777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26839525473207">
                <text:p>1.26839525473207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95881514232245">
                <text:p>1.95881514232245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7197990768663">
                <text:p>1.27197990768663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58924607859673">
                <text:p>1.5892460785967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18538199624709">
                <text:p>1.1853819962470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8968344359523">
                <text:p>1.28968344359523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21688699043836">
                <text:p>1.2168869904383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7378188102244">
                <text:p>1.2737818810224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8374874162085">
                <text:p>1.28374874162085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8844245515573">
                <text:p>1.28844245515573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664465302867">
                <text:p>1.2664465302867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4766544943403">
                <text:p>1.24766544943403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1685764337631">
                <text:p>1.11685764337631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5546306462119">
                <text:p>1.1554630646211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10119689941406">
                <text:p>1.1011968994140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12706838693619">
                <text:p>1.12706838693619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8451216586765">
                <text:p>1.28451216586765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9371195550012">
                <text:p>1.1937119555001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4152829869371">
                <text:p>1.14152829869371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9224097570107">
                <text:p>1.29224097570107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13113356137283">
                <text:p>1.1311335613728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09676280174183">
                <text:p>1.09676280174183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59901135628">
                <text:p>1.2335990113562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7283623270084">
                <text:p>1.172836232700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0943905567032">
                <text:p>1.2094390556703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3092512955017">
                <text:p>1.23092512955017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22691029605152">
                <text:p>1.2269102960515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9027713321246">
                <text:p>1.1902771332124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22290655496721">
                <text:p>1.22290655496721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0586383487915">
                <text:p>1.058638348791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20326358990577">
                <text:p>1.2032635899057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61227663139243">
                <text:p>1.61227663139243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5264504737828">
                <text:p>1.1526450473782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0.893787677434674">
                <text:p>0.89378767743467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922990451906612">
                <text:p>0.92299045190661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02489389300836">
                <text:p>1.0248938930083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00196217325538">
                <text:p>1.0019621732553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655628379109">
                <text:p>1.655628379109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0.894636775799307">
                <text:p>0.89463677579930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0098469258932">
                <text:p>1.0098469258932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02044689272212">
                <text:p>1.0204468927221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1011357490535">
                <text:p>1.2101135749053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12972295273577">
                <text:p>1.12972295273577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0265895127057">
                <text:p>1.0265895127057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1977789585118">
                <text:p>1.2197778958511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21429921356949">
                <text:p>1.21429921356949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32680311575444">
                <text:p>1.3268031157544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23988340599815">
                <text:p>1.23988340599815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30114937649333">
                <text:p>1.3011493764933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628032738932">
                <text:p>1.0862803273893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10020869188487">
                <text:p>1.10020869188487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1585560120464">
                <text:p>1.158556012046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14578448434717">
                <text:p>1.14578448434717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9119721706247">
                <text:p>1.0911972170624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9478095580728">
                <text:p>1.094780955807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555102269104">
                <text:p>1.055510226910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17557781607766">
                <text:p>1.1755778160776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19592147136321">
                <text:p>1.1959214713632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23845523722962">
                <text:p>1.2384552372296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17471421968828">
                <text:p>1.1747142196882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00495987696249">
                <text:p>1.00495987696249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062">
                <text:p>1406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2438.6666666667">
                <text:p>12438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